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1" svg:font-family="'Noto Sans'" style:font-family-generic="swiss"/>
    <style:font-face style:name="Nunito" svg:font-family="Nunito"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 svg:font-family="'Courier New'"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BlockEndLabel">
      <style:text-properties style:font-name="Nunito" fo:font-size="11pt" officeooo:paragraph-rsid="0003d3d4" style:font-size-asian="11pt" style:font-size-complex="11pt"/>
    </style:style>
    <style:style style:name="P2" style:family="paragraph" style:parent-style-name="BlockEndLabel">
      <style:text-properties style:font-name="Nunito" fo:font-size="11pt" officeooo:paragraph-rsid="00062aab" style:font-size-asian="11pt" style:font-size-complex="11pt"/>
    </style:style>
    <style:style style:name="P3" style:family="paragraph" style:parent-style-name="BlockEndLabel">
      <style:text-properties fo:color="#000000"/>
    </style:style>
    <style:style style:name="P4" style:family="paragraph" style:parent-style-name="BlockEndLabel">
      <style:text-properties fo:color="#000000" style:font-name="Nunito" fo:font-size="11pt" style:font-size-asian="11pt" style:font-size-complex="11pt"/>
    </style:style>
    <style:style style:name="P5" style:family="paragraph" style:parent-style-name="BlockEndLabel">
      <style:text-properties fo:color="#000000" style:font-name="Nunito" fo:font-size="11pt" officeooo:paragraph-rsid="0003d3d4" style:font-size-asian="11pt" style:font-size-complex="11pt"/>
    </style:style>
    <style:style style:name="P6" style:family="paragraph" style:parent-style-name="BlockEndLabel">
      <style:text-properties fo:color="#000000" style:font-name="Nunito" fo:font-size="11pt" officeooo:paragraph-rsid="00062aab" style:font-size-asian="11pt" style:font-size-complex="11pt"/>
    </style:style>
    <style:style style:name="P7" style:family="paragraph" style:parent-style-name="BlockEndLabel">
      <style:text-properties fo:color="#000000" style:font-name="Nunito" fo:font-size="11pt" officeooo:rsid="000db9ac" officeooo:paragraph-rsid="000db9ac" style:font-size-asian="11pt" style:font-size-complex="11pt"/>
    </style:style>
    <style:style style:name="P8" style:family="paragraph" style:parent-style-name="BlockEndLabel">
      <style:text-properties fo:color="#000000" style:font-name="Nunito" fo:font-size="11pt" fo:font-weight="bold" officeooo:paragraph-rsid="00062aab" style:font-size-asian="11pt" style:font-weight-asian="bold" style:font-size-complex="11pt" style:font-weight-complex="bold"/>
    </style:style>
    <style:style style:name="P9" style:family="paragraph" style:parent-style-name="BlockStartLabel">
      <style:text-properties fo:color="#000000" style:font-name="Nunito" fo:font-size="11pt" style:font-size-asian="11pt" style:font-size-complex="11pt"/>
    </style:style>
    <style:style style:name="P10" style:family="paragraph" style:parent-style-name="BlockStartLabel">
      <style:text-properties fo:color="#000000" style:font-name="Nunito" fo:font-size="11pt" officeooo:paragraph-rsid="0002d58a" style:font-size-asian="11pt" style:font-size-complex="11pt"/>
    </style:style>
    <style:style style:name="P11" style:family="paragraph" style:parent-style-name="Footer">
      <style:paragraph-properties fo:padding="0in" fo:border="none"/>
    </style:style>
    <style:style style:name="P12" style:family="paragraph" style:parent-style-name="H2" style:master-page-name="Standard">
      <style:paragraph-properties style:page-number="auto"/>
      <style:text-properties style:font-name="Nunito" fo:font-size="11pt" officeooo:paragraph-rsid="0002d58a" style:font-size-asian="11pt" style:font-size-complex="11pt"/>
    </style:style>
    <style:style style:name="P13" style:family="paragraph" style:parent-style-name="List_20_Paragraph" style:list-style-name="WWNum4">
      <style:text-properties officeooo:paragraph-rsid="000db9ac"/>
    </style:style>
    <style:style style:name="P14" style:family="paragraph" style:parent-style-name="List_20_Paragraph" style:list-style-name="L1">
      <style:text-properties style:font-name="Nunito" fo:font-size="11pt" officeooo:paragraph-rsid="0003d3d4" style:font-size-asian="11pt" style:font-size-complex="11pt"/>
    </style:style>
    <style:style style:name="P15" style:family="paragraph" style:parent-style-name="List_20_Paragraph" style:list-style-name="L4">
      <style:text-properties style:font-name="Nunito" fo:font-size="11pt" officeooo:paragraph-rsid="0003d3d4" style:font-size-asian="11pt" style:font-size-complex="11pt"/>
    </style:style>
    <style:style style:name="P16" style:family="paragraph" style:parent-style-name="List_20_Paragraph" style:list-style-name="WWNum4">
      <style:paragraph-properties fo:keep-with-next="always"/>
      <style:text-properties officeooo:paragraph-rsid="000db9ac"/>
    </style:style>
    <style:style style:name="P17" style:family="paragraph" style:parent-style-name="List_20_Paragraph" style:list-style-name="L1">
      <style:paragraph-properties fo:keep-with-next="always"/>
      <style:text-properties style:font-name="Nunito" fo:font-size="11pt" officeooo:paragraph-rsid="0003d3d4" style:font-size-asian="11pt" style:font-size-complex="11pt"/>
    </style:style>
    <style:style style:name="P18" style:family="paragraph" style:parent-style-name="List_20_Paragraph" style:list-style-name="L4">
      <style:paragraph-properties fo:keep-with-next="always"/>
      <style:text-properties style:font-name="Nunito" fo:font-size="11pt" officeooo:paragraph-rsid="0003d3d4" style:font-size-asian="11pt" style:font-size-complex="11pt"/>
    </style:style>
    <style:style style:name="P19" style:family="paragraph" style:parent-style-name="QDisplayLogic">
      <style:text-properties style:font-name="Nunito" fo:font-size="11pt" style:font-size-asian="11pt" style:font-size-complex="11pt"/>
    </style:style>
    <style:style style:name="P20" style:family="paragraph" style:parent-style-name="QDisplayLogic">
      <style:paragraph-properties fo:keep-with-next="always"/>
      <style:text-properties style:font-name="Nunito" fo:font-size="11pt" style:font-size-asian="11pt" style:font-size-complex="11pt"/>
    </style:style>
    <style:style style:name="P21" style:family="paragraph" style:parent-style-name="QDisplayLogic">
      <style:paragraph-properties fo:keep-with-next="always"/>
      <style:text-properties style:font-name="Nunito" fo:font-size="11pt" officeooo:paragraph-rsid="00057f56" style:font-size-asian="11pt" style:font-size-complex="11pt"/>
    </style:style>
    <style:style style:name="P22" style:family="paragraph" style:parent-style-name="QDisplayLogic">
      <style:paragraph-properties fo:keep-with-next="always"/>
      <style:text-properties style:font-name="Nunito" fo:font-size="11pt" officeooo:paragraph-rsid="00075c55" style:font-size-asian="11pt" style:font-size-complex="11pt"/>
    </style:style>
    <style:style style:name="P23" style:family="paragraph" style:parent-style-name="QDisplayLogic" style:master-page-name="Converted338">
      <style:paragraph-properties style:page-number="auto" fo:keep-with-next="always"/>
      <style:text-properties style:font-name="Nunito" fo:font-size="11pt" style:font-size-asian="11pt" style:font-size-complex="11pt"/>
    </style:style>
    <style:style style:name="P24" style:family="paragraph" style:parent-style-name="QSkipLogic">
      <style:text-properties style:font-name="Nunito" fo:font-size="11pt" style:font-size-asian="11pt" style:font-size-complex="11pt"/>
    </style:style>
    <style:style style:name="P25" style:family="paragraph" style:parent-style-name="QSkipLogic">
      <style:text-properties style:font-name="Nunito" fo:font-size="11pt" officeooo:paragraph-rsid="0003d3d4" style:font-size-asian="11pt" style:font-size-complex="11pt"/>
    </style:style>
    <style:style style:name="P26" style:family="paragraph" style:parent-style-name="QSkipLogic">
      <style:text-properties style:font-name="Nunito" fo:font-size="11pt" officeooo:paragraph-rsid="00075c55" style:font-size-asian="11pt" style:font-size-complex="11pt"/>
    </style:style>
    <style:style style:name="P27" style:family="paragraph" style:parent-style-name="QSkipLogic" style:master-page-name="Converted245">
      <style:paragraph-properties style:page-number="auto"/>
      <style:text-properties style:font-name="Nunito" fo:font-size="11pt" style:font-size-asian="11pt" style:font-size-complex="11pt"/>
    </style:style>
    <style:style style:name="P28" style:family="paragraph" style:parent-style-name="Standard">
      <style:text-properties style:font-name="Nunito" fo:font-size="11pt" style:font-size-asian="11pt" style:font-size-complex="11pt"/>
    </style:style>
    <style:style style:name="P29" style:family="paragraph" style:parent-style-name="Standard">
      <style:text-properties style:font-name="Nunito" fo:font-size="11pt" officeooo:paragraph-rsid="0002d58a" style:font-size-asian="11pt" style:font-size-complex="11pt"/>
    </style:style>
    <style:style style:name="P30" style:family="paragraph" style:parent-style-name="Standard">
      <style:text-properties style:font-name="Nunito" fo:font-size="11pt" officeooo:paragraph-rsid="0003d3d4" style:font-size-asian="11pt" style:font-size-complex="11pt"/>
    </style:style>
    <style:style style:name="P31" style:family="paragraph" style:parent-style-name="Standard" style:list-style-name="L2">
      <style:text-properties style:font-name="Nunito" fo:font-size="11pt" officeooo:paragraph-rsid="0003d3d4" style:font-size-asian="11pt" style:font-size-complex="11pt"/>
    </style:style>
    <style:style style:name="P32" style:family="paragraph" style:parent-style-name="Standard" style:list-style-name="L2">
      <style:text-properties style:font-name="Nunito" fo:font-size="11pt" officeooo:rsid="0003d3d4" officeooo:paragraph-rsid="0003d3d4" style:font-size-asian="11pt" style:font-size-complex="11pt"/>
    </style:style>
    <style:style style:name="P33" style:family="paragraph" style:parent-style-name="Standard" style:list-style-name="L5">
      <style:text-properties style:font-name="Nunito" fo:font-size="11pt" officeooo:paragraph-rsid="0003d3d4" style:font-size-asian="11pt" style:font-size-complex="11pt"/>
    </style:style>
    <style:style style:name="P34" style:family="paragraph" style:parent-style-name="Standard" style:list-style-name="L5">
      <style:text-properties style:font-name="Nunito" fo:font-size="11pt" officeooo:paragraph-rsid="00057f56" style:font-size-asian="11pt" style:font-size-complex="11pt"/>
    </style:style>
    <style:style style:name="P35" style:family="paragraph" style:parent-style-name="Standard">
      <style:text-properties style:font-name="Nunito" fo:font-size="11pt" officeooo:paragraph-rsid="00057f56" style:font-size-asian="11pt" style:font-size-complex="11pt"/>
    </style:style>
    <style:style style:name="P36" style:family="paragraph" style:parent-style-name="Standard">
      <style:text-properties style:font-name="Nunito" fo:font-size="11pt" officeooo:paragraph-rsid="00062aab" style:font-size-asian="11pt" style:font-size-complex="11pt"/>
    </style:style>
    <style:style style:name="P37" style:family="paragraph" style:parent-style-name="Standard" style:list-style-name="L9">
      <style:text-properties style:font-name="Nunito" fo:font-size="11pt" officeooo:paragraph-rsid="00062aab" style:font-size-asian="11pt" style:font-size-complex="11pt"/>
    </style:style>
    <style:style style:name="P38" style:family="paragraph" style:parent-style-name="Standard" style:list-style-name="L10">
      <style:text-properties style:font-name="Nunito" fo:font-size="11pt" officeooo:paragraph-rsid="00062aab" style:font-size-asian="11pt" style:font-size-complex="11pt"/>
    </style:style>
    <style:style style:name="P39" style:family="paragraph" style:parent-style-name="Standard" style:list-style-name="L11">
      <style:text-properties style:font-name="Nunito" fo:font-size="11pt" officeooo:paragraph-rsid="00062aab" style:font-size-asian="11pt" style:font-size-complex="11pt"/>
    </style:style>
    <style:style style:name="P40" style:family="paragraph" style:parent-style-name="Standard" style:list-style-name="L12">
      <style:text-properties style:font-name="Nunito" fo:font-size="11pt" officeooo:paragraph-rsid="00062aab" style:font-size-asian="11pt" style:font-size-complex="11pt"/>
    </style:style>
    <style:style style:name="P41" style:family="paragraph" style:parent-style-name="Standard" style:list-style-name="L13">
      <style:text-properties style:font-name="Nunito" fo:font-size="11pt" officeooo:paragraph-rsid="00062aab" style:font-size-asian="11pt" style:font-size-complex="11pt"/>
    </style:style>
    <style:style style:name="P42" style:family="paragraph" style:parent-style-name="Standard" style:list-style-name="L14">
      <style:text-properties style:font-name="Nunito" fo:font-size="11pt" officeooo:paragraph-rsid="00062aab" style:font-size-asian="11pt" style:font-size-complex="11pt"/>
    </style:style>
    <style:style style:name="P43" style:family="paragraph" style:parent-style-name="Standard" style:list-style-name="L15">
      <style:text-properties style:font-name="Nunito" fo:font-size="11pt" officeooo:paragraph-rsid="00062aab" style:font-size-asian="11pt" style:font-size-complex="11pt"/>
    </style:style>
    <style:style style:name="P44" style:family="paragraph" style:parent-style-name="Standard" style:list-style-name="L16">
      <style:text-properties style:font-name="Nunito" fo:font-size="11pt" officeooo:paragraph-rsid="00062aab" style:font-size-asian="11pt" style:font-size-complex="11pt"/>
    </style:style>
    <style:style style:name="P45" style:family="paragraph" style:parent-style-name="Standard" style:list-style-name="L17">
      <style:text-properties style:font-name="Nunito" fo:font-size="11pt" officeooo:paragraph-rsid="00062aab" style:font-size-asian="11pt" style:font-size-complex="11pt"/>
    </style:style>
    <style:style style:name="P46" style:family="paragraph" style:parent-style-name="Standard" style:list-style-name="L19">
      <style:text-properties style:font-name="Nunito" fo:font-size="11pt" officeooo:paragraph-rsid="00062aab" style:font-size-asian="11pt" style:font-size-complex="11pt"/>
    </style:style>
    <style:style style:name="P47" style:family="paragraph" style:parent-style-name="Standard" style:list-style-name="L22">
      <style:text-properties style:font-name="Nunito" fo:font-size="11pt" officeooo:paragraph-rsid="00062aab" style:font-size-asian="11pt" style:font-size-complex="11pt"/>
    </style:style>
    <style:style style:name="P48" style:family="paragraph" style:parent-style-name="Standard">
      <style:text-properties style:font-name="Nunito" fo:font-size="11pt" officeooo:paragraph-rsid="00075c55" style:font-size-asian="11pt" style:font-size-complex="11pt"/>
    </style:style>
    <style:style style:name="P49" style:family="paragraph" style:parent-style-name="Standard" style:list-style-name="L25">
      <style:text-properties style:font-name="Nunito" fo:font-size="11pt" officeooo:paragraph-rsid="00075c55" style:font-size-asian="11pt" style:font-size-complex="11pt"/>
    </style:style>
    <style:style style:name="P50" style:family="paragraph" style:parent-style-name="Standard" style:list-style-name="L26">
      <style:text-properties style:font-name="Nunito" fo:font-size="11pt" officeooo:paragraph-rsid="00075c55" style:font-size-asian="11pt" style:font-size-complex="11pt"/>
    </style:style>
    <style:style style:name="P51" style:family="paragraph" style:parent-style-name="Standard" style:list-style-name="L27">
      <style:text-properties style:font-name="Nunito" fo:font-size="11pt" officeooo:paragraph-rsid="00075c55" style:font-size-asian="11pt" style:font-size-complex="11pt"/>
    </style:style>
    <style:style style:name="P52" style:family="paragraph" style:parent-style-name="Standard" style:list-style-name="L28">
      <style:text-properties style:font-name="Nunito" fo:font-size="11pt" officeooo:paragraph-rsid="00075c55" style:font-size-asian="11pt" style:font-size-complex="11pt"/>
    </style:style>
    <style:style style:name="P53" style:family="paragraph" style:parent-style-name="Standard" style:list-style-name="L29">
      <style:text-properties style:font-name="Nunito" fo:font-size="11pt" officeooo:paragraph-rsid="00075c55" style:font-size-asian="11pt" style:font-size-complex="11pt"/>
    </style:style>
    <style:style style:name="P54" style:family="paragraph" style:parent-style-name="Standard" style:list-style-name="L30">
      <style:text-properties style:font-name="Nunito" fo:font-size="11pt" officeooo:paragraph-rsid="00075c55" style:font-size-asian="11pt" style:font-size-complex="11pt"/>
    </style:style>
    <style:style style:name="P55" style:family="paragraph" style:parent-style-name="Standard" style:list-style-name="L31">
      <style:text-properties style:font-name="Nunito" fo:font-size="11pt" officeooo:paragraph-rsid="00075c55" style:font-size-asian="11pt" style:font-size-complex="11pt"/>
    </style:style>
    <style:style style:name="P56" style:family="paragraph" style:parent-style-name="Standard" style:list-style-name="L32">
      <style:text-properties style:font-name="Nunito" fo:font-size="11pt" officeooo:paragraph-rsid="000b4650" style:font-size-asian="11pt" style:font-size-complex="11pt"/>
    </style:style>
    <style:style style:name="P57" style:family="paragraph" style:parent-style-name="Standard">
      <style:text-properties style:font-name="Nunito" fo:font-size="11pt" officeooo:paragraph-rsid="000b4650" style:font-size-asian="11pt" style:font-size-complex="11pt"/>
    </style:style>
    <style:style style:name="P58" style:family="paragraph" style:parent-style-name="Standard" style:list-style-name="L33">
      <style:text-properties style:font-name="Nunito" fo:font-size="11pt" officeooo:paragraph-rsid="000b4650" style:font-size-asian="11pt" style:font-size-complex="11pt"/>
    </style:style>
    <style:style style:name="P59" style:family="paragraph" style:parent-style-name="Standard" style:list-style-name="L35">
      <style:text-properties style:font-name="Nunito" fo:font-size="11pt" officeooo:paragraph-rsid="000b4650" style:font-size-asian="11pt" style:font-size-complex="11pt"/>
    </style:style>
    <style:style style:name="P60" style:family="paragraph" style:parent-style-name="Standard">
      <style:text-properties style:font-name="Nunito" fo:font-size="11pt" fo:font-weight="bold" style:font-size-asian="11pt" style:font-weight-asian="bold" style:font-size-complex="11pt" style:font-weight-complex="bold"/>
    </style:style>
    <style:style style:name="P61" style:family="paragraph" style:parent-style-name="Standard">
      <style:text-properties style:font-name="Nunito" fo:font-size="11pt" fo:font-weight="bold" officeooo:paragraph-rsid="0003d3d4" style:font-size-asian="11pt" style:font-weight-asian="bold" style:font-size-complex="11pt" style:font-weight-complex="bold"/>
    </style:style>
    <style:style style:name="P62" style:family="paragraph" style:parent-style-name="Standard">
      <style:text-properties style:font-name="Nunito" fo:font-size="11pt" fo:font-weight="bold" officeooo:paragraph-rsid="00057f56" style:font-size-asian="11pt" style:font-weight-asian="bold" style:font-size-complex="11pt" style:font-weight-complex="bold"/>
    </style:style>
    <style:style style:name="P63" style:family="paragraph" style:parent-style-name="Standard">
      <style:text-properties style:font-name="Nunito" fo:font-size="11pt" fo:font-weight="bold" officeooo:paragraph-rsid="00062aab" style:font-size-asian="11pt" style:font-weight-asian="bold" style:font-size-complex="11pt" style:font-weight-complex="bold"/>
    </style:style>
    <style:style style:name="P64" style:family="paragraph" style:parent-style-name="Standard">
      <style:text-properties style:font-name="Nunito" fo:font-size="11pt" fo:font-weight="bold" officeooo:paragraph-rsid="000b4650" style:font-size-asian="11pt" style:font-weight-asian="bold" style:font-size-complex="11pt" style:font-weight-complex="bold"/>
    </style:style>
    <style:style style:name="P65" style:family="paragraph" style:parent-style-name="Standard">
      <style:text-properties style:font-name="Nunito" fo:font-size="11pt" fo:font-weight="bold" officeooo:paragraph-rsid="000db9ac" style:font-size-asian="11pt" style:font-weight-asian="bold" style:font-size-complex="11pt" style:font-weight-complex="bold"/>
    </style:style>
    <style:style style:name="P66" style:family="paragraph" style:parent-style-name="Standard">
      <style:text-properties officeooo:paragraph-rsid="0003d3d4"/>
    </style:style>
    <style:style style:name="P67" style:family="paragraph" style:parent-style-name="Standard" style:list-style-name="L3">
      <style:text-properties officeooo:paragraph-rsid="0003d3d4"/>
    </style:style>
    <style:style style:name="P68" style:family="paragraph" style:parent-style-name="Standard">
      <style:text-properties fo:font-weight="bold" officeooo:paragraph-rsid="00062aab" style:font-weight-asian="bold" style:font-weight-complex="bold"/>
    </style:style>
    <style:style style:name="P69" style:family="paragraph" style:parent-style-name="Standard">
      <style:text-properties fo:font-weight="bold" officeooo:paragraph-rsid="000db9ac" style:font-weight-asian="bold" style:font-weight-complex="bold"/>
    </style:style>
    <style:style style:name="P70" style:family="paragraph" style:parent-style-name="Standard" style:list-style-name="L6">
      <style:text-properties officeooo:paragraph-rsid="00057f56"/>
    </style:style>
    <style:style style:name="P71" style:family="paragraph" style:parent-style-name="Standard">
      <style:text-properties officeooo:paragraph-rsid="00062aab"/>
    </style:style>
    <style:style style:name="P72" style:family="paragraph" style:parent-style-name="Standard" style:list-style-name="L7">
      <style:text-properties officeooo:paragraph-rsid="00062aab"/>
    </style:style>
    <style:style style:name="P73" style:family="paragraph" style:parent-style-name="Standard" style:list-style-name="L8">
      <style:text-properties officeooo:paragraph-rsid="00062aab"/>
    </style:style>
    <style:style style:name="P74" style:family="paragraph" style:parent-style-name="Standard" style:list-style-name="L20">
      <style:text-properties officeooo:paragraph-rsid="00062aab"/>
    </style:style>
    <style:style style:name="P75" style:family="paragraph" style:parent-style-name="Standard" style:list-style-name="L21">
      <style:text-properties officeooo:paragraph-rsid="00062aab"/>
    </style:style>
    <style:style style:name="P76" style:family="paragraph" style:parent-style-name="Standard" style:list-style-name="L23">
      <style:text-properties officeooo:paragraph-rsid="00062aab"/>
    </style:style>
    <style:style style:name="P77" style:family="paragraph" style:parent-style-name="Standard" style:list-style-name="L24">
      <style:text-properties officeooo:paragraph-rsid="00062aab"/>
    </style:style>
    <style:style style:name="P78" style:family="paragraph" style:parent-style-name="Standard" style:list-style-name="L34">
      <style:text-properties officeooo:paragraph-rsid="000b4650"/>
    </style:style>
    <style:style style:name="P79" style:family="paragraph" style:parent-style-name="Standard" style:list-style-name="L36">
      <style:text-properties officeooo:paragraph-rsid="000db9ac"/>
    </style:style>
    <style:style style:name="P80" style:family="paragraph" style:parent-style-name="Standard" style:list-style-name="L37">
      <style:text-properties officeooo:paragraph-rsid="000db9ac"/>
    </style:style>
    <style:style style:name="P81" style:family="paragraph" style:parent-style-name="Standard">
      <style:text-properties officeooo:paragraph-rsid="000db9ac"/>
    </style:style>
    <style:style style:name="P82" style:family="paragraph" style:parent-style-name="Standard">
      <style:paragraph-properties fo:keep-with-next="always"/>
      <style:text-properties style:font-name="Nunito" fo:font-size="11pt" style:font-size-asian="11pt" style:font-size-complex="11pt"/>
    </style:style>
    <style:style style:name="P83" style:family="paragraph" style:parent-style-name="Standard">
      <style:paragraph-properties fo:keep-with-next="always"/>
      <style:text-properties style:font-name="Nunito" fo:font-size="11pt" officeooo:paragraph-rsid="00062aab" style:font-size-asian="11pt" style:font-size-complex="11pt"/>
    </style:style>
    <style:style style:name="P84" style:family="paragraph" style:parent-style-name="Standard">
      <style:paragraph-properties fo:keep-with-next="always"/>
      <style:text-properties style:font-name="Nunito" fo:font-size="11pt" officeooo:paragraph-rsid="000b4650" style:font-size-asian="11pt" style:font-size-complex="11pt"/>
    </style:style>
    <style:style style:name="P85" style:family="paragraph" style:parent-style-name="Standard">
      <style:paragraph-properties fo:keep-with-next="always"/>
      <style:text-properties style:font-name="Nunito" fo:font-size="11pt" fo:font-weight="bold" style:font-size-asian="11pt" style:font-weight-asian="bold" style:font-size-complex="11pt" style:font-weight-complex="bold"/>
    </style:style>
    <style:style style:name="P86" style:family="paragraph" style:parent-style-name="Standard">
      <style:paragraph-properties fo:keep-with-next="always"/>
      <style:text-properties style:font-name="Nunito" fo:font-size="11pt" fo:font-weight="bold" officeooo:paragraph-rsid="0002d58a" style:font-size-asian="11pt" style:font-weight-asian="bold" style:font-size-complex="11pt" style:font-weight-complex="bold"/>
    </style:style>
    <style:style style:name="P87" style:family="paragraph" style:parent-style-name="Standard">
      <style:paragraph-properties fo:keep-with-next="always"/>
      <style:text-properties style:font-name="Nunito" fo:font-size="11pt" fo:font-weight="bold" officeooo:paragraph-rsid="00062aab" style:font-size-asian="11pt" style:font-weight-asian="bold" style:font-size-complex="11pt" style:font-weight-complex="bold"/>
    </style:style>
    <style:style style:name="P88" style:family="paragraph" style:parent-style-name="Standard">
      <style:paragraph-properties fo:keep-with-next="always"/>
      <style:text-properties style:font-name="Nunito" fo:font-size="11pt" fo:font-weight="bold" officeooo:paragraph-rsid="00075c55" style:font-size-asian="11pt" style:font-weight-asian="bold" style:font-size-complex="11pt" style:font-weight-complex="bold"/>
    </style:style>
    <style:style style:name="P89" style:family="paragraph" style:parent-style-name="Standard">
      <style:paragraph-properties fo:keep-with-next="always"/>
      <style:text-properties style:font-name="Nunito" fo:font-size="11pt" fo:font-weight="bold" officeooo:paragraph-rsid="000b4650" style:font-size-asian="11pt" style:font-weight-asian="bold" style:font-size-complex="11pt" style:font-weight-complex="bold"/>
    </style:style>
    <style:style style:name="P90" style:family="paragraph" style:parent-style-name="Standard">
      <style:paragraph-properties fo:keep-with-next="always"/>
      <style:text-properties officeooo:paragraph-rsid="0003d3d4"/>
    </style:style>
    <style:style style:name="P91" style:family="paragraph" style:parent-style-name="TextEntryLine">
      <style:paragraph-properties fo:margin-left="0in" fo:margin-right="0in" fo:text-indent="0in" style:auto-text-indent="false"/>
      <style:text-properties style:font-name="Nunito" fo:font-size="11pt" style:font-size-asian="11pt" style:font-size-complex="11pt"/>
    </style:style>
    <style:style style:name="T1" style:family="text">
      <style:text-properties fo:font-style="italic" style:font-style-asian="italic"/>
    </style:style>
    <style:style style:name="T2" style:family="text">
      <style:text-properties fo:font-weight="bold" style:font-weight-asian="bold" style:font-weight-complex="bold"/>
    </style:style>
    <style:style style:name="T3" style:family="text">
      <style:text-properties fo:font-weight="bold" officeooo:rsid="00062aab" style:font-weight-asian="bold" style:font-weight-complex="bold"/>
    </style:style>
    <style:style style:name="T4" style:family="text">
      <style:text-properties fo:font-weight="bold" officeooo:rsid="000b4650" style:font-weight-asian="bold" style:font-weight-complex="bold"/>
    </style:style>
    <style:style style:name="T5" style:family="text">
      <style:text-properties fo:color="#426092"/>
    </style:style>
    <style:style style:name="T6" style:family="text">
      <style:text-properties fo:color="#000000"/>
    </style:style>
    <style:style style:name="T7" style:family="text">
      <style:text-properties fo:color="#000000"/>
    </style:style>
    <style:style style:name="T8" style:family="text">
      <style:text-properties fo:color="#000000" fo:font-weight="bold" style:font-weight-asian="bold" style:font-weight-complex="bold"/>
    </style:style>
    <style:style style:name="T9" style:family="text">
      <style:text-properties style:font-name="Nunito" fo:font-size="11pt" style:font-size-asian="11pt" style:font-size-complex="11pt"/>
    </style:style>
    <style:style style:name="T10" style:family="text">
      <style:text-properties style:font-name="Nunito" fo:font-size="11pt" officeooo:rsid="0003d3d4" style:font-size-asian="11pt" style:font-size-complex="11pt"/>
    </style:style>
    <style:style style:name="T11" style:family="text">
      <style:text-properties style:font-name="Nunito" fo:font-size="11pt" officeooo:rsid="00062aab" style:font-size-asian="11pt" style:font-size-complex="11pt"/>
    </style:style>
    <style:style style:name="T12" style:family="text">
      <style:text-properties style:font-name="Nunito" fo:font-size="11pt" officeooo:rsid="000db9ac" style:font-size-asian="11pt" style:font-size-complex="11pt"/>
    </style:style>
    <style:style style:name="T13" style:family="text">
      <style:text-properties style:font-name="Nunito" fo:font-size="11pt" fo:font-weight="bold" style:font-size-asian="11pt" style:font-weight-asian="bold" style:font-size-complex="11pt" style:font-weight-complex="bold"/>
    </style:style>
    <style:style style:name="T14" style:family="text">
      <style:text-properties style:font-name="Nunito" fo:font-size="11pt" fo:font-weight="bold" officeooo:rsid="000db9ac" style:font-size-asian="11pt" style:font-weight-asian="bold" style:font-size-complex="11pt" style:font-weight-complex="bold"/>
    </style:style>
    <style:style style:name="T15" style:family="text">
      <style:text-properties officeooo:rsid="0003d3d4"/>
    </style:style>
    <style:style style:name="T16" style:family="text">
      <style:text-properties style:text-underline-style="solid" style:text-underline-width="auto" style:text-underline-color="font-color"/>
    </style:style>
    <style:style style:name="T17" style:family="text">
      <style:text-properties officeooo:rsid="00057f56"/>
    </style:style>
    <style:style style:name="T18" style:family="text">
      <style:text-properties officeooo:rsid="00062aab"/>
    </style:style>
    <style:style style:name="T19" style:family="text">
      <style:text-properties officeooo:rsid="00075c55"/>
    </style:style>
    <style:style style:name="T20" style:family="text">
      <style:text-properties officeooo:rsid="000b4650"/>
    </style:style>
    <style:style style:name="T21" style:family="text"/>
    <style:style style:name="fr1" style:family="graphic" style:parent-style-name="Frame">
      <style:graphic-properties fo:margin-left="0in" fo:margin-right="0in" fo:margin-top="0in" fo:margin-bottom="0in" style:wrap="run-through"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IASGE-BroadSurvey</text:p>
      <text:p text:style-name="P10">Start of Block: Part 0: Informed Consent</text:p>
      <text:p text:style-name="P86">Q1 Informed Consent for <text:span text:style-name="T1">Investigating &amp; Archiving the Scholarly Git Experience</text:span></text:p>
      <text:p text:style-name="P29">You have been invited to take part in a research study to learn more about how people in academia interact with version control, specifically Git, and source code hosting platforms (e.g. GitLab, SourceForge, GitHub). This study will be conducted by Vicky Steeves and Sarah Nguyen of NYU Division of Libraries.</text:p>
      <text:p text:style-name="P29"/>
      <text:p text:style-name="P29">If you agree to be in this study, you will be asked to complete a 30 question survey about version control and source code hosting. It will take approximately 10 minutes to finish this survey. </text:p>
      <text:p text:style-name="P29"/>
      <text:p text:style-name="P29">There are no known risks associated with your participation in this research beyond those of everyday life. Although you will receive no direct benefits, this research may help the investigators understand how people in academia interact with version control, specifically Git, and source code hosting platforms (e.g. GitLab, SourceForge, GitHub), and so help in efforts to teach version control, as well as preserve source code.</text:p>
      <text:p text:style-name="P29"/>
      <text:p text:style-name="P29">Confidentiality of your research records will be strictly maintained by not asking you for any individually identifiable information. We may ask for broader demographics but never in such a way that it can be used, even in conjunction with other questions, to individually identify you. If you put something identifying in the free text answers of this survey, we will lightly modify them to protect your identity when publishing the data. Your information from this study will not be used for future research.</text:p>
      <text:p text:style-name="P29"/>
      <text:p text:style-name="P29">Participation in this study is voluntary. You may refuse to participate or withdraw at any time without penalty.</text:p>
      <text:p text:style-name="P29"/>
      <text:p text:style-name="P29">If there is anything about the study or your participation that is unclear or that you do not understand, if you have questions or wish to report a research-related problem, you may contact Vicky Steeves at (212) 992-6269 or <text:a xlink:type="simple" xlink:href="mailto:vs77@nyu.edu" text:style-name="Internet_20_link" text:visited-style-name="Visited_20_Internet_20_Link">vs77@nyu.edu</text:a>. </text:p>
      <text:p text:style-name="P29"/>
      <text:p text:style-name="P29">For questions about your rights as a research participant, you may contact the University Committee on Activities Involving Human Subjects (UCAIHS), New York University, 665 Broadway, Suite 804, New York, New York, 10012, at <text:a xlink:type="simple" xlink:href="mailto:ask.humansubjects@nyu.edu" text:style-name="Internet_20_link" text:visited-style-name="Visited_20_Internet_20_Link">ask.humansubjects@nyu.edu</text:a> or (212) <text:soft-page-break/>998-4808. Please reference the study IRB-FY2019-3399 when contacting the IRB (UCAIHS). You may print this page for your records.</text:p>
      <text:list xml:id="list2633841656" text:style-name="L1">
        <text:list-item>
          <text:p text:style-name="P17">I understand and wish to continue. <text:s/>(1) </text:p>
        </text:list-item>
        <text:list-item>
          <text:p text:style-name="P14"><text:span text:style-name="T15">I <text:s/>do not want to take part in this study. <text:s/>(2)</text:span></text:p>
        </text:list-item>
      </text:list>
      <text:p text:style-name="P25">Skip To: End of Survey If Informed Consent for Investigating &amp; Archiving the Scholarly Git Experience <text:s/>You have been invit... = I do not want to take part in this study.</text:p>
      <text:p text:style-name="P5">End of Block: Part 0: Informed Consent<text:line-break/></text:p>
      <text:p text:style-name="P1"><text:span text:style-name="T6">Start of Block: Part 1: Background</text:span></text:p>
      <text:p text:style-name="P30"><text:span text:style-name="T2">Q2 Part 1: Background Information</text:span><text:line-break/>Let’s start with some basic information about you, code, and version control systems.</text:p>
      <text:p text:style-name="P30"/>
      <text:p text:style-name="P61">Q3 Do you currently work or study at an academic institution?</text:p>
      <text:list xml:id="list3977537221" text:style-name="L2">
        <text:list-item>
          <text:p text:style-name="P32">Yes (1)</text:p>
        </text:list-item>
        <text:list-item>
          <text:p text:style-name="P31"><text:span text:style-name="T15">No (2)</text:span></text:p>
        </text:list-item>
      </text:list>
      <text:p text:style-name="P24">Skip To: End of Survey If Do you currently work or study at an academic institution? = No</text:p>
      <text:p text:style-name="P82"><text:line-break/><text:span text:style-name="T2">Q4 Do you write or reuse code as a part of your work in academia?</text:span></text:p>
      <text:list xml:id="list192621687957161" text:continue-numbering="true" text:style-name="L2">
        <text:list-item>
          <text:p text:style-name="P32">Yes (1)</text:p>
        </text:list-item>
        <text:list-item>
          <text:p text:style-name="P31"><text:span text:style-name="T15">No (2)</text:span></text:p>
        </text:list-item>
      </text:list>
      <text:p text:style-name="P24">Skip To: End of Survey If Do you write or reuse code as a part of your work in academia? = No</text:p>
      <text:p text:style-name="P82"><text:line-break/><text:span text:style-name="T2">Q5 Do you use a version control system to manage the code you write?</text:span></text:p>
      <text:list xml:id="list192621463886735" text:continue-numbering="true" text:style-name="L2">
        <text:list-item>
          <text:p text:style-name="P32">Yes (1)</text:p>
        </text:list-item>
        <text:list-item>
          <text:p text:style-name="P31"><text:span text:style-name="T15">No (2)</text:span></text:p>
        </text:list-item>
      </text:list>
      <text:p text:style-name="P24">Skip To: End of Survey If Do you use a version control system to manage the code you write? = No</text:p>
      <text:p text:style-name="P90"><text:span text:style-name="T9"><text:line-break/></text:span><text:span text:style-name="T13">Q6 When did you first start using a version control system?</text:span></text:p>
      <text:list xml:id="list4047871879" text:style-name="L3">
        <text:list-item>
          <text:p text:style-name="P67"><text:span text:style-name="T9">2019 (179) </text:span><text:span text:style-name="T10">through</text:span><text:span text:style-name="T9"> 1994 or earlier (204)</text:span></text:p>
        </text:list-item>
      </text:list>
      <text:p text:style-name="P66"><text:span text:style-name="T9"/></text:p>
      <text:p text:style-name="P85">Q7 Which version control system did you <text:span text:style-name="T16">start</text:span> out using?</text:p>
      <text:list xml:id="list1649957891" text:style-name="L4">
        <text:list-item>
          <text:p text:style-name="P18"><text:span text:style-name="T15">Bazaar <text:s/>(3) </text:span></text:p>
        </text:list-item>
        <text:list-item>
          <text:p text:style-name="P15"><text:span text:style-name="T15">C</text:span>VS <text:s/>(6) </text:p>
        </text:list-item>
        <text:list-item>
          <text:p text:style-name="P15"><text:span text:style-name="T15">G</text:span>it <text:s/>(1) </text:p>
        </text:list-item>
        <text:list-item>
          <text:p text:style-name="P15">Mercurial <text:s/>(5) </text:p>
        </text:list-item>
        <text:list-item>
          <text:p text:style-name="P15"><text:soft-page-break/>Monotone <text:s/>(4) </text:p>
        </text:list-item>
        <text:list-item>
          <text:p text:style-name="P15">SVN <text:s/>(2) </text:p>
        </text:list-item>
        <text:list-item>
          <text:p text:style-name="P15">Other <text:s/>(7) ________________________________________________</text:p>
        </text:list-item>
      </text:list>
      <text:p text:style-name="P85"><text:line-break/>Q8 What version control system(s) do you use <text:span text:style-name="T16">now</text:span>? Check all that apply.</text:p>
      <text:list xml:id="list699488873" text:style-name="L5">
        <text:list-item>
          <text:p text:style-name="P33">Bazaar <text:s/>(3) </text:p>
        </text:list-item>
        <text:list-item>
          <text:p text:style-name="P33">CVS <text:s/>(6) </text:p>
        </text:list-item>
        <text:list-item>
          <text:p text:style-name="P33">Git <text:s/>(1) </text:p>
        </text:list-item>
        <text:list-item>
          <text:p text:style-name="P33">Mercurial <text:s/>(5) </text:p>
        </text:list-item>
        <text:list-item>
          <text:p text:style-name="P33"><text:span text:style-name="T15">M</text:span>onotone <text:s/>(4)</text:p>
        </text:list-item>
        <text:list-item>
          <text:p text:style-name="P34">SVN <text:s/>(2) </text:p>
        </text:list-item>
        <text:list-item>
          <text:p text:style-name="P34">Other <text:s/>(7) ________________________________________________</text:p>
        </text:list-item>
      </text:list>
      <text:p text:style-name="P35"/>
      <text:p text:style-name="P21">Display This Question: If What version control system(s) do you use now? Check all that apply. = BazaarAnd What version control system(s) do you use now? Check all that apply. = CVS And What version control system(s) do you use now? Check all that apply. = Mercurial And What version control system(s) do you use now? Check all that apply. = Monotone And What version control system(s) do you use now? Check all that apply. = SVN And What version control system(s) do you use now? Check all that apply. = Other And And What version control system(s) do you use now? Check all that apply. Other Is Not Empty </text:p>
      <text:p text:style-name="P35"/>
      <text:p text:style-name="P62"><text:span text:style-name="T17">Q</text:span>9 Why did you choose to use <text:span text:style-name="T5">${Q8/ChoiceGroup/SelectedChoices}</text:span> over other version control systems?</text:p>
      <text:p text:style-name="P35"/>
      <text:p text:style-name="P35">________________________________________________________________</text:p>
      <text:p text:style-name="QSkipLogic"><text:span text:style-name="T9">Skip To: End of Survey If Condition: Why did you choose to use $... Is Displayed. Skip To: End of Survey.</text:span></text:p>
      <text:p text:style-name="Standard"><text:span text:style-name="T13">Q10 <text:s/>Do you use a source code hosting platforms?</text:span><text:span text:style-name="T9"> </text:span><text:span text:style-name="T13">Check all that apply.</text:span></text:p>
      <text:list xml:id="list4246062508" text:style-name="L6">
        <text:list-item>
          <text:p text:style-name="P70"><text:span text:style-name="T9">Bitbucket <text:s/>(3) </text:span></text:p>
        </text:list-item>
        <text:list-item>
          <text:p text:style-name="P70"><text:span text:style-name="T9">GitHub <text:s/>(1) </text:span></text:p>
        </text:list-item>
        <text:list-item>
          <text:p text:style-name="P70"><text:span text:style-name="T9">GitLab <text:s/>(2) </text:span></text:p>
        </text:list-item>
        <text:list-item>
          <text:p text:style-name="P70"><text:span text:style-name="T9">SourceForge <text:s/>(4) </text:span></text:p>
        </text:list-item>
        <text:list-item>
          <text:p text:style-name="P70"><text:span text:style-name="T9">Self-hosted platform: <text:s/>(7) ________________________________________________</text:span></text:p>
        </text:list-item>
        <text:list-item>
          <text:p text:style-name="P70"><text:span text:style-name="T9">We don't use a code hosting platform <text:s/>(5) </text:span></text:p>
        </text:list-item>
        <text:list-item>
          <text:p text:style-name="P70"><text:span text:style-name="T9">Other <text:s/>(6) ________________________________________________</text:span></text:p>
        </text:list-item>
      </text:list>
      <text:p text:style-name="P20"><text:soft-page-break/>Display This Question: If Do you use a source code hosting platforms? Check all that apply. = We don't use a code hosting platform </text:p>
      <text:p text:style-name="P83"><text:line-break/><text:span text:style-name="T2">Q11 Why do you not use a source code hosting platform?</text:span></text:p>
      <text:p text:style-name="P36"/>
      <text:p text:style-name="P36">________________________________________________________________</text:p>
      <text:p text:style-name="P36"/>
      <text:p text:style-name="P24">Skip To: End of Survey If Condition: Why do you not use a source... Is Displayed. Skip To: End of Survey.</text:p>
      <text:p text:style-name="P82"/>
      <text:p text:style-name="P36"><text:span text:style-name="T2">Q12 How often do you use/interact with git?</text:span></text:p>
      <text:list xml:id="list2523681934" text:style-name="L7">
        <text:list-item>
          <text:p text:style-name="P72"><text:span text:style-name="T9">Daily <text:s/>(1) </text:span></text:p>
        </text:list-item>
        <text:list-item>
          <text:p text:style-name="P72"><text:span text:style-name="T9">Weekly <text:s/>(3) </text:span></text:p>
        </text:list-item>
        <text:list-item>
          <text:p text:style-name="P72"><text:span text:style-name="T9">Monthly <text:s/>(7) </text:span></text:p>
        </text:list-item>
        <text:list-item>
          <text:p text:style-name="P72"><text:span text:style-name="T9">Once every 4 months <text:s/>(2) </text:span></text:p>
        </text:list-item>
        <text:list-item>
          <text:p text:style-name="P72"><text:span text:style-name="T9">Once a year <text:s/>(8) </text:span></text:p>
        </text:list-item>
        <text:list-item>
          <text:p text:style-name="P72"><text:span text:style-name="T9">Other: <text:s/>(6) ________________________________________________</text:span></text:p>
        </text:list-item>
      </text:list>
      <text:p text:style-name="P71"><text:span text:style-name="T9"/></text:p>
      <text:p text:style-name="P87">Q13 How often do you use/interact with a source code hosting platform (e.g. GitLab, GitHub, etc.)?</text:p>
      <text:list xml:id="list4048458930" text:style-name="L8">
        <text:list-item>
          <text:p text:style-name="P73"><text:span text:style-name="T9">Daily <text:s/>(1) </text:span></text:p>
        </text:list-item>
        <text:list-item>
          <text:p text:style-name="P73"><text:span text:style-name="T9">Weekly <text:s/>(2) </text:span></text:p>
        </text:list-item>
        <text:list-item>
          <text:p text:style-name="P73"><text:span text:style-name="T11">M</text:span><text:span text:style-name="T9">onthly <text:s/>(3) </text:span></text:p>
        </text:list-item>
        <text:list-item>
          <text:p text:style-name="P73"><text:span text:style-name="T9">Once every 4 months <text:s/>(7) </text:span></text:p>
        </text:list-item>
        <text:list-item>
          <text:p text:style-name="P73"><text:span text:style-name="T9">Once a year <text:s/>(8) </text:span></text:p>
        </text:list-item>
        <text:list-item>
          <text:p text:style-name="P73"><text:span text:style-name="T9">Other: <text:s/>(6) ________________________________________________</text:span></text:p>
        </text:list-item>
      </text:list>
      <text:p text:style-name="P71"><text:span text:style-name="T9"/></text:p>
      <text:p text:style-name="P85">Q14 How do you primarily interact with git on your local computer? Check all that apply.</text:p>
      <text:list xml:id="list3498158817" text:style-name="L9">
        <text:list-item>
          <text:p text:style-name="P37">Graphical user interface (e.g.GitKraken, GitHub Desktop, etc.) <text:s/>(1) </text:p>
        </text:list-item>
        <text:list-item>
          <text:p text:style-name="P37">Terminal <text:s/>(2) </text:p>
        </text:list-item>
        <text:list-item>
          <text:p text:style-name="P37">Other: <text:s/>(3) ________________________________________________</text:p>
        </text:list-item>
      </text:list>
      <text:p text:style-name="P2"><text:span text:style-name="T8">End of Block: Part 1: Background</text:span></text:p>
      <text:p text:style-name="P2"><text:span text:style-name="T8"/></text:p>
      <text:p text:style-name="P8">Start of Block: Part 2: Learning Git</text:p>
      <text:p text:style-name="P83"><text:soft-page-break/><text:span text:style-name="T3">Q</text:span><text:span text:style-name="T2">15 Part 2: Learning Git</text:span> <text:line-break/><text:line-break/>Now, let’s think about how you first started to learn and use git on your local computer (e.g. not on github.com or gitlab.com).<text:line-break/></text:p>
      <text:p text:style-name="P85">Q16 Why did you first enter the world of git and version control?</text:p>
      <text:list xml:id="list151776305" text:style-name="L10">
        <text:list-item>
          <text:p text:style-name="P38">I heard it would get me a job in the future. <text:s/>(2) </text:p>
        </text:list-item>
        <text:list-item>
          <text:p text:style-name="P38">I need a version control system. <text:s/>(1) </text:p>
        </text:list-item>
        <text:list-item>
          <text:p text:style-name="P38">My collaborators use it. <text:s/>(3) </text:p>
        </text:list-item>
        <text:list-item>
          <text:p text:style-name="P38">Other: <text:s/>(4) ________________________________________________</text:p>
        </text:list-item>
      </text:list>
      <text:p text:style-name="P36"/>
      <text:p text:style-name="P87">Q17 How did you learn to use version control? Check all that apply.</text:p>
      <text:list xml:id="list301399179" text:style-name="L11">
        <text:list-item>
          <text:p text:style-name="P39">Book, articles, or blog posts <text:s/>(1) </text:p>
        </text:list-item>
        <text:list-item>
          <text:p text:style-name="P39">In a class (quarter/semester-long) <text:s/>(2) </text:p>
        </text:list-item>
        <text:list-item>
          <text:p text:style-name="P39">Online coding course (e.g. Codeacademy, Lynda, etc.) <text:s/>(3) </text:p>
        </text:list-item>
        <text:list-item>
          <text:p text:style-name="P39">Online forums / RTFM (Read the f*cking manual) <text:s/>(4) </text:p>
        </text:list-item>
        <text:list-item>
          <text:p text:style-name="P39">Programming accelerator (e.g. Flatiron School, General Assembly, etc.) <text:s/>(5) </text:p>
        </text:list-item>
        <text:list-item>
          <text:p text:style-name="P39">Webinar/online video <text:s/>(6) </text:p>
        </text:list-item>
        <text:list-item>
          <text:p text:style-name="P39">Workshop (e.g. Carpentries, library instruction) <text:s/>(7) </text:p>
        </text:list-item>
        <text:list-item>
          <text:p text:style-name="P39">Other: <text:s/>(9) ________________________________________________</text:p>
        </text:list-item>
      </text:list>
      <text:p text:style-name="P36"/>
      <text:p text:style-name="P85">Q18 Who taught you git specifically? What was their role?</text:p>
      <text:p text:style-name="P91">________________________________________________________________</text:p>
      <text:p text:style-name="P82"/>
      <text:p text:style-name="P60">Q19 When did you learn git?</text:p>
      <text:list xml:id="list1454039098" text:style-name="L12">
        <text:list-item>
          <text:p text:style-name="P40">Before entering postsecondary education <text:s/>(1) </text:p>
        </text:list-item>
        <text:list-item>
          <text:p text:style-name="P40">After entering postsecondary education <text:s/>(2) </text:p>
        </text:list-item>
        <text:list-item>
          <text:p text:style-name="P40">Other: <text:s/>(6) ________________________________________________</text:p>
        </text:list-item>
      </text:list>
      <text:p text:style-name="P36"/>
      <text:p text:style-name="P85">Q20 How difficult was it for you to learn how to use git on your local computer?</text:p>
      <text:list xml:id="list3954038287" text:style-name="L13">
        <text:list-item>
          <text:p text:style-name="P41">1 - Very easy <text:s/>(1) </text:p>
        </text:list-item>
        <text:list-item>
          <text:p text:style-name="P41">2 - Easy <text:s/>(2) </text:p>
        </text:list-item>
        <text:list-item>
          <text:p text:style-name="P41">3 - Neutral (Neither easy nor difficult) <text:s/>(3) </text:p>
        </text:list-item>
        <text:list-item>
          <text:p text:style-name="P41">4 - Difficult <text:s/>(4) </text:p>
        </text:list-item>
        <text:list-item>
          <text:p text:style-name="P41">5 - Very difficult <text:s/>(5) </text:p>
        </text:list-item>
      </text:list>
      <text:p text:style-name="P36"/>
      <text:p text:style-name="P85"><text:soft-page-break/>Q21 How difficult was it for you to learn how to use the git hosting platform (e.g. GitLab, GitHub, etc.)?</text:p>
      <text:list xml:id="list1126449431" text:style-name="L14">
        <text:list-item>
          <text:p text:style-name="P42">1 - Very easy <text:s/>(1) </text:p>
        </text:list-item>
        <text:list-item>
          <text:p text:style-name="P42">2 - Easy <text:s/>(2) </text:p>
        </text:list-item>
        <text:list-item>
          <text:p text:style-name="P42">3 - Neutral (Neither easy nor difficult) <text:s/>(3) </text:p>
        </text:list-item>
        <text:list-item>
          <text:p text:style-name="P42">4 - Difficult <text:s/>(4) </text:p>
        </text:list-item>
        <text:list-item>
          <text:p text:style-name="P42">5 - Very difficult <text:s/>(5) </text:p>
        </text:list-item>
      </text:list>
      <text:p text:style-name="P82"/>
      <text:p text:style-name="P63">Q22 How proficient do you think you are with git?</text:p>
      <text:list xml:id="list2737020933" text:style-name="L15">
        <text:list-item>
          <text:p text:style-name="P43">1 - Fundamental Awareness (basic knowledge) <text:s/>(1) </text:p>
        </text:list-item>
        <text:list-item>
          <text:p text:style-name="P43">2 - Novice (limited experience) <text:s/>(2) </text:p>
        </text:list-item>
        <text:list-item>
          <text:p text:style-name="P43"><text:span text:style-name="T18">3</text:span> - Intermediate (practical application) <text:s/>(3) </text:p>
        </text:list-item>
        <text:list-item>
          <text:p text:style-name="P43">4 - Advanced (applied theory) <text:s/>(4) </text:p>
        </text:list-item>
        <text:list-item>
          <text:p text:style-name="P43">5 - Expert (recognized authority) <text:s/>(5) </text:p>
        </text:list-item>
      </text:list>
      <text:p text:style-name="P36"/>
      <text:p text:style-name="P63"><text:span text:style-name="T18">Q</text:span>23 How frequently do you have to reteach yourself git?</text:p>
      <text:list xml:id="list3290000588" text:style-name="L16">
        <text:list-item>
          <text:p text:style-name="P44">Daily <text:s/>(1) </text:p>
        </text:list-item>
        <text:list-item>
          <text:p text:style-name="P44">Weekly <text:s/>(2) </text:p>
        </text:list-item>
        <text:list-item>
          <text:p text:style-name="P44">Once a semester <text:s/>(3) </text:p>
        </text:list-item>
        <text:list-item>
          <text:p text:style-name="P44">Once a year <text:s/>(4) </text:p>
        </text:list-item>
        <text:list-item>
          <text:p text:style-name="P44">Never <text:s/>(5) </text:p>
        </text:list-item>
        <text:list-item>
          <text:p text:style-name="P44">Other: <text:s/>(6) ________________________________________________</text:p>
        </text:list-item>
      </text:list>
      <text:p text:style-name="P36"/>
      <text:p text:style-name="P83"><text:span text:style-name="T2">Q24 What is your favorite resource on how to use git?</text:span></text:p>
      <text:p text:style-name="P36"><text:span text:style-name="T2"/></text:p>
      <text:p text:style-name="P36">________________________________________________________________</text:p>
      <text:p text:style-name="P6">End of Block: Part 2: Learning Git</text:p>
      <text:p text:style-name="P6"/>
      <text:p text:style-name="P6">Start of Block: Part 3: Teaching Git</text:p>
      <text:p text:style-name="P83"><text:span text:style-name="T2">Q25 Part 3: Teaching Git </text:span><text:line-break/>In this section, we will ask a few questions about teaching git and your methods (if you teach it!).<text:line-break/></text:p>
      <text:p text:style-name="P36">Q26 Have you ever taught git to others?</text:p>
      <text:list xml:id="list1464038569" text:style-name="L17">
        <text:list-item>
          <text:p text:style-name="P45">Yes <text:s/>(1) </text:p>
        </text:list-item>
        <text:list-item>
          <text:p text:style-name="P45">No <text:s/>(2) </text:p>
        </text:list-item>
      </text:list>
      <text:p text:style-name="P27">Skip To: End of Block If Have you ever taught git to others? = No</text:p>
      <text:p text:style-name="P63">Q27 How do you generate materials for these teaching sessions?</text:p>
      <text:list xml:id="list656100462" text:style-name="L19">
        <text:list-item>
          <text:p text:style-name="P46">I make them myself <text:s/>(1) </text:p>
        </text:list-item>
        <text:list-item>
          <text:p text:style-name="P46">I reuse materials from others <text:s/>(2) </text:p>
        </text:list-item>
        <text:list-item>
          <text:p text:style-name="P46">I mix original and secondary materials <text:s/>(3) </text:p>
        </text:list-item>
      </text:list>
      <text:p text:style-name="P36"/>
      <text:p text:style-name="P83"><text:span text:style-name="T2">Q28 Do you teach git regularly? (e.g. more than once a semester/quarter)</text:span></text:p>
      <text:list xml:id="list1069512945" text:style-name="L20">
        <text:list-item>
          <text:p text:style-name="P74"><text:span text:style-name="T9">Yes <text:s/>(1) </text:span></text:p>
        </text:list-item>
        <text:list-item>
          <text:p text:style-name="P74"><text:span text:style-name="T9">No <text:s/>(2)</text:span></text:p>
        </text:list-item>
      </text:list>
      <text:p text:style-name="P71"><text:span text:style-name="T11"/></text:p>
      <text:p text:style-name="P68"><text:span text:style-name="T9">Q29 How do you deliver your git lesson plans? Check all that apply.</text:span></text:p>
      <text:list xml:id="list2176038383" text:style-name="L21">
        <text:list-item>
          <text:p text:style-name="P75"><text:span text:style-name="T9">In person <text:s/>(1) </text:span></text:p>
        </text:list-item>
        <text:list-item>
          <text:p text:style-name="P75"><text:span text:style-name="T9">Virtual - asynchronous <text:s/>(2) </text:span></text:p>
        </text:list-item>
        <text:list-item>
          <text:p text:style-name="P75"><text:span text:style-name="T9">Virtual - synchronous <text:s/>(3) </text:span></text:p>
        </text:list-item>
      </text:list>
      <text:p text:style-name="P82"/>
      <text:p text:style-name="P36"><text:span text:style-name="T2">Q30 What would you need to improve your experience in teaching git? (e.g. helper in the room, 1-page handout, visual language, etc.)</text:span></text:p>
      <text:p text:style-name="P36"><text:span text:style-name="T2"/></text:p>
      <text:p text:style-name="P36"><text:span text:style-name="T2"/></text:p>
      <text:p text:style-name="P36"><text:span text:style-name="T2"/></text:p>
      <text:p text:style-name="P36">________________________________________________________________</text:p>
      <text:p text:style-name="P4">End of Block: Part 3: Teaching Git</text:p>
      <text:p text:style-name="P4"/>
      <text:p text:style-name="P9">Start of Block: Part 4: Features on hosting platform</text:p>
      <text:p text:style-name="P82"><text:span text:style-name="T2">Q31 Part 4: Hosting Platform</text:span><text:line-break/>Now, we’ll cover how you use source code hosting platforms.</text:p>
      <text:p text:style-name="P28"/>
      <text:p text:style-name="P85">Q32 What is the primary reason you use git hosting platforms?</text:p>
      <text:list xml:id="list929756607" text:style-name="L22">
        <text:list-item>
          <text:p text:style-name="P47">Openness (e.g. sharing data and code for open access) <text:s/>(1) </text:p>
        </text:list-item>
        <text:list-item>
          <text:p text:style-name="P47">Method tracking (e.g. documenting methodologies and protocols) <text:s/>(2) </text:p>
        </text:list-item>
        <text:list-item>
          <text:p text:style-name="P47">Change tracking (e.g. changes/additions to code on a macro-scale) <text:s/>(3) </text:p>
        </text:list-item>
        <text:list-item>
          <text:p text:style-name="P47">Publishing (e.g. making content available online) <text:s/>(4) </text:p>
        </text:list-item>
        <text:list-item>
          <text:p text:style-name="P47">Version Control <text:s/>(5) </text:p>
        </text:list-item>
        <text:list-item>
          <text:p text:style-name="P47">Collaboration (e.g. editing and updating data/code within a team) <text:s/>(6) </text:p>
        </text:list-item>
        <text:list-item>
          <text:p text:style-name="P47">Other: <text:s/>(7) ________________________________________________</text:p>
        </text:list-item>
      </text:list>
      <text:p text:style-name="P36"/>
      <text:p text:style-name="P87"><text:soft-page-break/>Q33 Do you use git hosting platforms as a storage place to backup your code?</text:p>
      <text:list xml:id="list522745167" text:style-name="L23">
        <text:list-item>
          <text:p text:style-name="P76"><text:span text:style-name="T9">Yes <text:s/>(1) </text:span></text:p>
        </text:list-item>
        <text:list-item>
          <text:p text:style-name="P76"><text:span text:style-name="T9">No <text:s/>(5) </text:span></text:p>
        </text:list-item>
      </text:list>
      <text:p text:style-name="P36"/>
      <text:p text:style-name="P87">Q34 Which features in git hosting platforms do you use? Check all that apply.</text:p>
      <text:list xml:id="list2634745037" text:style-name="L24">
        <text:list-item>
          <text:p text:style-name="P77"><text:span text:style-name="T9">Continuous Integration/Continuous Delivery <text:s/>(1) </text:span></text:p>
        </text:list-item>
        <text:list-item>
          <text:p text:style-name="P77"><text:span text:style-name="T9">Code review/annotation <text:s/>(2) </text:span></text:p>
        </text:list-item>
        <text:list-item>
          <text:p text:style-name="P77"><text:span text:style-name="T9">Forking/Pull Requests <text:s/>(3) </text:span></text:p>
        </text:list-item>
        <text:list-item>
          <text:p text:style-name="P77"><text:span text:style-name="T9">Issues <text:s/>(4) </text:span></text:p>
        </text:list-item>
        <text:list-item>
          <text:p text:style-name="P77"><text:span text:style-name="T9">Pages (e.g. web publishing) <text:s/>(5) </text:span></text:p>
        </text:list-item>
        <text:list-item>
          <text:p text:style-name="P77"><text:span text:style-name="T9">Projects/Kanban boards <text:s/>(6) </text:span></text:p>
        </text:list-item>
        <text:list-item>
          <text:p text:style-name="P77"><text:span text:style-name="T9">Wikis <text:s/>(7) </text:span></text:p>
        </text:list-item>
        <text:list-item>
          <text:p text:style-name="P77"><text:span text:style-name="T9">Other: <text:s/>(8) ________________________________________________</text:span></text:p>
        </text:list-item>
      </text:list>
      <text:p text:style-name="P71"><text:span text:style-name="T9"/></text:p>
      <text:p text:style-name="P20">Display This Question: If Which features in git hosting platforms do you use? Check all that apply. = Continuous Integration/Continuous Delivery </text:p>
      <text:p text:style-name="P48"><text:span text:style-name="T2">Q35 Briefly explain how you have used Continuous Integration/Continuous Delivery (CI/CD) for your work</text:span></text:p>
      <text:p text:style-name="P48"><text:span text:style-name="T2"/></text:p>
      <text:p text:style-name="P48">___________________________________________________________________________________</text:p>
      <text:p text:style-name="P4">End of Block: Part 4: Features on hosting platform</text:p>
      <text:p text:style-name="P4"/>
      <text:p text:style-name="P9">Start of Block: Part 5: <text:s/>Scholarship</text:p>
      <text:p text:style-name="P82"><text:span text:style-name="T2">Q36 Part 5: Scholarship</text:span><text:line-break/>In this section, we'll ask a few questions about your scholarship and workflow.<text:line-break/></text:p>
      <text:p text:style-name="P85"><text:span text:style-name="T19">Q</text:span>37 How is your research or scholarship funded? Check all that apply.</text:p>
      <text:list xml:id="list3003933568" text:style-name="L25">
        <text:list-item>
          <text:p text:style-name="P49">Privately (e.g. industry, philanthropic organizations) <text:s/>(1) </text:p>
        </text:list-item>
        <text:list-item>
          <text:p text:style-name="P49">Publicly (e.g. federal government) <text:s/>(2) </text:p>
        </text:list-item>
        <text:list-item>
          <text:p text:style-name="P49">I don't know <text:s/>(4) </text:p>
        </text:list-item>
        <text:list-item>
          <text:p text:style-name="P49">I don't have funded research right now <text:s/>(6) </text:p>
        </text:list-item>
        <text:list-item>
          <text:p text:style-name="P49">Other: <text:s/>(5) ________________________________________________</text:p>
        </text:list-item>
      </text:list>
      <text:p text:style-name="P48"/>
      <text:p text:style-name="P24">Skip To: Q40 If How is your research or scholarship funded? Check all that apply. = I don't have funded research right now</text:p>
      <text:p text:style-name="P23">Display This Question: If How is your research or scholarship funded? Check all that apply. = Privately (e.g. industry, philanthropic organizations) And How is your research or scholarship funded? Check all that apply. = Publicly (e.g. federal government)</text:p>
      <text:p text:style-name="P85">Q38 Do your funding terms require you to publish your data and results openly?</text:p>
      <text:list xml:id="list1625503239" text:style-name="L26">
        <text:list-item>
          <text:p text:style-name="P50">Yes <text:s/>(1) </text:p>
        </text:list-item>
        <text:list-item>
          <text:p text:style-name="P50">No <text:s/>(2) </text:p>
        </text:list-item>
        <text:list-item>
          <text:p text:style-name="P50"><text:span text:style-name="T19">I</text:span> don't know <text:s/>(3) </text:p>
        </text:list-item>
      </text:list>
      <text:p text:style-name="P48"/>
      <text:p text:style-name="P85"><text:span text:style-name="T19">Q</text:span>40 How have you engaged in scholarly activity on a git hosting platform? Check all that apply.</text:p>
      <text:list xml:id="list699040283" text:style-name="L27">
        <text:list-item>
          <text:p text:style-name="P51">Community &amp; collaboration <text:s/>(1) </text:p>
        </text:list-item>
        <text:list-item>
          <text:p text:style-name="P51">Education <text:s/>(2) </text:p>
        </text:list-item>
        <text:list-item>
          <text:p text:style-name="P51">Method tracking <text:s/>(3) </text:p>
        </text:list-item>
        <text:list-item>
          <text:p text:style-name="P51">Peer production <text:s/>(4) </text:p>
        </text:list-item>
        <text:list-item>
          <text:p text:style-name="P51">Peer review (e.g. using platforms like GitLab, GitHub, etc. to review source code o<text:span text:style-name="T19">r </text:span>articles. Journals such as JOSS) <text:s/>(5)</text:p>
        </text:list-item>
        <text:list-item>
          <text:p text:style-name="P51">Publishing scholarship <text:s/>(6) </text:p>
        </text:list-item>
        <text:list-item>
          <text:p text:style-name="P51">Quality assurance <text:s/>(7) </text:p>
        </text:list-item>
        <text:list-item>
          <text:p text:style-name="P51">Reproducibility <text:s/>(8) </text:p>
        </text:list-item>
        <text:list-item>
          <text:p text:style-name="P51">Other <text:s/>(10) ________________________________________________</text:p>
        </text:list-item>
      </text:list>
      <text:p text:style-name="P82"/>
      <text:p text:style-name="P60">Q41 Do you use git to collaborate on authoring code for your research/scholarship?</text:p>
      <text:list xml:id="list4098898181" text:style-name="L28">
        <text:list-item>
          <text:p text:style-name="P52"><text:span text:style-name="T19">Y</text:span>es <text:s/>(1) </text:p>
        </text:list-item>
        <text:list-item>
          <text:p text:style-name="P52">No <text:s/>(2) </text:p>
        </text:list-item>
      </text:list>
      <text:p text:style-name="P26">Skip To: Q44 If Do you use git to collaborate on authoring code for your research/scholarship? = No</text:p>
      <text:p text:style-name="P22">Display This Question: If Do you use git to collaborate on authoring code for your research/scholarship? = Yes</text:p>
      <text:p text:style-name="P60">Q42 How often do you use git to collaborate on authoring code?</text:p>
      <text:list xml:id="list2235305915" text:style-name="L29">
        <text:list-item>
          <text:p text:style-name="P53">Daily <text:s/>(4) </text:p>
        </text:list-item>
        <text:list-item>
          <text:p text:style-name="P53">Weekly <text:s/>(6) </text:p>
        </text:list-item>
        <text:list-item>
          <text:p text:style-name="P53">Monthly <text:s/>(7) </text:p>
        </text:list-item>
        <text:list-item>
          <text:p text:style-name="P53">Once every 4 months <text:s/>(8) </text:p>
        </text:list-item>
        <text:list-item>
          <text:p text:style-name="P53">Once a year <text:s/>(9) </text:p>
        </text:list-item>
        <text:list-item>
          <text:p text:style-name="P53">Other: <text:s/>(10) ________________________________________________</text:p>
        </text:list-item>
      </text:list>
      <text:p text:style-name="P82"/>
      <text:p text:style-name="P60">Q43 When a new collaborator joins your team, is there an onboarding process or protocol specifically for introducing them to your coding practices and use of version control?</text:p>
      <text:list xml:id="list505479500" text:style-name="L30">
        <text:list-item>
          <text:p text:style-name="P54"><text:soft-page-break/>Yes <text:s/>(1) </text:p>
        </text:list-item>
        <text:list-item>
          <text:p text:style-name="P54">No <text:s/>(2) </text:p>
        </text:list-item>
        <text:list-item>
          <text:p text:style-name="P54">I don't know <text:s/>(3) </text:p>
        </text:list-item>
      </text:list>
      <text:p text:style-name="P48"/>
      <text:p text:style-name="P88">Q44 How do you document your research protocols, either as a part of a group or on your own?</text:p>
      <text:p text:style-name="P48"/>
      <text:p text:style-name="P48">________________________________________________________________</text:p>
      <text:p text:style-name="P48"/>
      <text:p text:style-name="P88">Q45 If there was an academic-specific user-friendly git hosting platform, would you use it?</text:p>
      <text:list xml:id="list2444896193" text:style-name="L31">
        <text:list-item>
          <text:p text:style-name="P55">Yes <text:s/>(1) </text:p>
        </text:list-item>
        <text:list-item>
          <text:p text:style-name="P55">Maybe <text:s/>(2) </text:p>
        </text:list-item>
        <text:list-item>
          <text:p text:style-name="P55">No <text:s/>(3) </text:p>
        </text:list-item>
      </text:list>
      <text:p text:style-name="P4">End of Block: Part 5: <text:s/>Scholarship</text:p>
      <text:p text:style-name="P4"/>
      <text:p text:style-name="P9">Start of Block: Part 6: Sustainability</text:p>
      <text:p text:style-name="P82"><text:span text:style-name="T2">Q46 Part 6: Sustainability</text:span><text:line-break/>Now we’re going to talk about the longevity and preservation of your work with git and code hosting platforms.</text:p>
      <text:p text:style-name="P28"/>
      <text:p text:style-name="P85">Q47 Do you copy your repositories to external long-term storage services or platforms (e.g. Zenodo, OSF, institutional repository)?</text:p>
      <text:list xml:id="list3370509582" text:style-name="L32">
        <text:list-item>
          <text:p text:style-name="P56">Yes <text:s/>(1) </text:p>
        </text:list-item>
        <text:list-item>
          <text:p text:style-name="P56">No <text:s/>(2) </text:p>
        </text:list-item>
        <text:list-item>
          <text:p text:style-name="P56">I don't know <text:s/>(3) </text:p>
        </text:list-item>
      </text:list>
      <text:p text:style-name="P57"/>
      <text:p text:style-name="P24">Skip To: End of Block If Do you copy your repositories to external long-term storage services or platforms (e.g. Zenodo, O... = No Skip To: End of Block If Do you copy your repositories to external long-term storage services or platforms (e.g. Zenodo, O... = I don't know</text:p>
      <text:p text:style-name="P19">Display This Question: If Do you copy your repositories to external long-term storage services or platforms (e.g. Zenodo, O... = Yes</text:p>
      <text:p text:style-name="P85">Q48 Where do you archive your git repositories? Select all that apply.</text:p>
      <text:list xml:id="list814651093" text:style-name="L33">
        <text:list-item>
          <text:p text:style-name="P58">Figshare <text:s/>(2) </text:p>
        </text:list-item>
        <text:list-item>
          <text:p text:style-name="P58">Institutional Repository (IR) <text:s/>(1) </text:p>
        </text:list-item>
        <text:list-item>
          <text:p text:style-name="P58">Open Science Framework <text:s/>(3) </text:p>
        </text:list-item>
        <text:list-item>
          <text:p text:style-name="P58">Software Heritage <text:s/>(6) </text:p>
        </text:list-item>
        <text:list-item>
          <text:p text:style-name="P58">Zenodo <text:s/>(4) </text:p>
        </text:list-item>
        <text:list-item>
          <text:p text:style-name="P58"><text:soft-page-break/>Other: <text:s/>(5) ________________________________________________</text:p>
        </text:list-item>
      </text:list>
      <text:p text:style-name="P4"><text:span text:style-name="T20">E</text:span>nd of Block: Part 6: Sustainability</text:p>
      <text:p text:style-name="P4"/>
      <text:p text:style-name="P9">Start of Block: Part 7: Demographics and Follow-up</text:p>
      <text:p text:style-name="P84"><text:span text:style-name="T4">Q</text:span><text:span text:style-name="T2">49 Part 7: Demographics</text:span><text:line-break/>This section will ask some very high-level demographic questions about you to help guide our recommendations and analysis.<text:line-break/></text:p>
      <text:p text:style-name="P64">Q50 What is your academic discipline?</text:p>
      <text:list xml:id="list2868774728" text:style-name="L34">
        <text:list-item>
          <text:p text:style-name="P78"><text:span text:style-name="T9">Accounting &amp; Finance <text:s/>(1) ... Other (761)</text:span></text:p>
        </text:list-item>
      </text:list>
      <text:p text:style-name="P57"/>
      <text:p text:style-name="P89">Q51 In your institution, what is your role/status?</text:p>
      <text:list xml:id="list3728935537" text:style-name="L35">
        <text:list-item>
          <text:p text:style-name="P59">Tenure track faculty <text:s/>(1) </text:p>
        </text:list-item>
        <text:list-item>
          <text:p text:style-name="P59">Continuing-contract/clinical/teaching faculty <text:s/>(2) </text:p>
        </text:list-item>
        <text:list-item>
          <text:p text:style-name="P59">Staff <text:s/>(5) </text:p>
        </text:list-item>
        <text:list-item>
          <text:p text:style-name="P59">Postdoc <text:s/>(6) </text:p>
        </text:list-item>
        <text:list-item>
          <text:p text:style-name="P59">Doctoral student <text:s/>(3) </text:p>
        </text:list-item>
        <text:list-item>
          <text:p text:style-name="P59">Masters student <text:s/>(7) </text:p>
        </text:list-item>
        <text:list-item>
          <text:p text:style-name="P59"><text:span text:style-name="T20">U</text:span>ndergraduate student <text:s/>(8) </text:p>
        </text:list-item>
        <text:list-item>
          <text:p text:style-name="P59">Other <text:s/>(4) ________________________________________________</text:p>
        </text:list-item>
      </text:list>
      <text:p text:style-name="P57"/>
      <text:p text:style-name="P89">Q52 How long have you been in your current role?</text:p>
      <text:list xml:id="list2574283947" text:style-name="L36">
        <text:list-item>
          <text:p text:style-name="P79"><text:span text:style-name="T9">0-3 years <text:s/>(1) </text:span></text:p>
        </text:list-item>
        <text:list-item>
          <text:p text:style-name="P79"><text:span text:style-name="T9">4-7 years <text:s/>(2) </text:span></text:p>
        </text:list-item>
        <text:list-item>
          <text:p text:style-name="P79"><text:span text:style-name="T9">8-10 years <text:s/>(3) </text:span></text:p>
        </text:list-item>
        <text:list-item>
          <text:p text:style-name="P79"><text:span text:style-name="T9">11+ years <text:s/>(4) </text:span></text:p>
        </text:list-item>
      </text:list>
      <text:p text:style-name="P82"/>
      <text:p text:style-name="P65">Q53 What type of institution are you currently working/enrolled in?</text:p>
      <text:list xml:id="list219582183" text:style-name="L37">
        <text:list-item>
          <text:p text:style-name="P80"><text:span text:style-name="T9">Community College <text:s/>(3) </text:span></text:p>
        </text:list-item>
        <text:list-item>
          <text:p text:style-name="P80"><text:span text:style-name="T9">Public University <text:s/>(2) </text:span></text:p>
        </text:list-item>
        <text:list-item>
          <text:p text:style-name="P80"><text:span text:style-name="T9">Private University <text:s/>(1) </text:span></text:p>
        </text:list-item>
        <text:list-item>
          <text:p text:style-name="P80"><text:span text:style-name="T9">Other: <text:s/>(4) ________________________________________________</text:span></text:p>
        </text:list-item>
      </text:list>
      <text:p text:style-name="P81"><text:span text:style-name="T12"/></text:p>
      <text:p text:style-name="P69"><text:span text:style-name="T9">Q54 Would you be willing to participate in a one-on-one, 30-60 minute interview, held via Zoom, about your practices with git and source code hosting platforms? (Answering “yes” to this question will end your survey session and direct you to a separate page where you </text:span><text:soft-page-break/><text:span text:style-name="T9">will be asked to provide your email address. Your email address cannot be linked to this survey, and your answers will remain anonymous).</text:span></text:p>
      <text:list xml:id="list2010818426" text:style-name="WWNum4">
        <text:list-item>
          <text:p text:style-name="P16"><text:span text:style-name="T9">Yes <text:s/>(1) </text:span></text:p>
        </text:list-item>
        <text:list-item>
          <text:p text:style-name="P13"><text:span text:style-name="T9">No <text:s/>(2) </text:span></text:p>
        </text:list-item>
      </text:list>
      <text:p text:style-name="P3"><text:span text:style-name="T14">E</text:span><text:span text:style-name="T13">nd of Block: Part 7: Demographics and Follow-up</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1" svg:font-family="'Noto Sans'" style:font-family-generic="swiss"/>
    <style:font-face style:name="Nunito" svg:font-family="Nunito"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 svg:font-family="'Courier New'"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US" style:letter-kerning="false" style:font-name-asian="F"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F"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BarSlider" style:family="paragraph" style:parent-style-name="Standard" style:default-outline-level="">
      <style:paragraph-properties fo:margin-top="0.0555in" fo:margin-bottom="0in" loext:contextual-spacing="false" fo:line-height="100%" fo:padding="0in" fo:border-left="none" fo:border-right="none" fo:border-top="20.01pt solid #499fd1" fo:border-bottom="none"/>
    </style:style>
    <style:style style:name="QSummary" style:family="paragraph" style:parent-style-name="Standard" style:default-outline-level="">
      <style:text-properties fo:font-weight="bold" style:font-weight-asian="bold"/>
    </style:style>
    <style:style style:name="QLabel" style:family="paragraph" style:parent-style-name="Standard" style:default-outline-level="">
      <loext:graphic-properties draw:fill="solid" draw:fill-color="#d9d9d9"/>
      <style:paragraph-properties fo:background-color="#d9d9d9" fo:padding-left="0.0555in" fo:padding-right="0.0555in" fo:padding-top="0in" fo:padding-bottom="0in" fo:border-left="0.51pt solid #d9d9d9" fo:border-right="0.51pt solid #d9d9d9" fo:border-top="none" fo:border-bottom="none"/>
      <style:text-properties fo:font-size="16pt" fo:font-weight="bold" style:font-size-asian="16pt" style:font-weight-asian="bold"/>
    </style:style>
    <style:style style:name="WhiteText" style:family="paragraph" style:next-style-name="Standard" style:default-outline-level="">
      <style:paragraph-properties fo:margin-top="0in" fo:margin-bottom="0in" loext:contextual-spacing="false" fo:line-height="100%" fo:text-align="start" style:justify-single-word="false" fo:orphans="2" fo:widows="2" style:writing-mode="lr-tb"/>
      <style:text-properties fo:color="#ffffff"/>
    </style:style>
    <style:style style:name="WhiteCompositeLabel" style:family="paragraph" style:next-style-name="Standard" style:default-outline-level="">
      <style:paragraph-properties fo:margin-top="0.0299in" fo:margin-bottom="0.0299in" loext:contextual-spacing="false" fo:line-height="100%" fo:text-align="center" style:justify-single-word="false" fo:orphans="2" fo:widows="2" style:writing-mode="lr-tb"/>
      <style:text-properties fo:color="#ffffff" style:font-name="Calibri" fo:font-family="Calibri" style:font-family-generic="roman" style:font-pitch="variable" fo:font-weight="bold" style:font-name-asian="Times New Roman" style:font-family-asian="'Times New Roman'" style:font-family-generic-asian="system" style:font-pitch-asian="variable" style:font-weight-asian="bold" style:font-name-complex="Times New Roman" style:font-family-complex="'Times New Roman'" style:font-family-generic-complex="system" style:font-pitch-complex="variable"/>
    </style:style>
    <style:style style:name="CompositeLabel" style:family="paragraph" style:next-style-name="Standard" style:default-outline-level="">
      <style:paragraph-properties fo:margin-top="0.0299in" fo:margin-bottom="0.0299in" loext:contextual-spacing="false" fo:line-height="100%" fo:text-align="center" style:justify-single-word="false" fo:orphans="2" fo:widows="2" style:writing-mode="lr-tb"/>
      <style:text-properties style:font-name="Calibri" fo:font-family="Calibri" style:font-family-generic="roman" style:font-pitch="variable" fo:font-weight="bold" style:font-name-asian="Times New Roman" style:font-family-asian="'Times New Roman'" style:font-family-generic-asian="system" style:font-pitch-asian="variable" style:font-weight-asian="bold" style:font-name-complex="Times New Roman"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QDisplayLogic" style:family="paragraph" style:parent-style-name="Standard" style:default-outline-level="">
      <loext:graphic-properties draw:fill="solid" draw:fill-color="#6898bb"/>
      <style:paragraph-properties fo:margin-top="0.0835in" fo:margin-bottom="0.0835in" loext:contextual-spacing="false" fo:line-height="0.1665in" fo:background-color="#6898bb"/>
      <style:text-properties fo:color="#ffffff" fo:font-size="10pt" fo:font-style="italic" style:font-size-asian="10pt" style:font-style-asian="italic"/>
    </style:style>
    <style:style style:name="QSkipLogic" style:family="paragraph" style:parent-style-name="Standard" style:default-outline-level="">
      <loext:graphic-properties draw:fill="solid" draw:fill-color="#8d8d8d"/>
      <style:paragraph-properties fo:margin-top="0.0835in" fo:margin-bottom="0.0835in" loext:contextual-spacing="false" fo:line-height="0.1665in" fo:background-color="#8d8d8d"/>
      <style:text-properties fo:color="#ffffff" fo:font-size="10pt" fo:font-style="italic" style:font-size-asian="10pt" style:font-style-asian="italic"/>
    </style:style>
    <style:style style:name="SingleLineText" style:family="paragraph" style:next-style-name="Standard" style:default-outline-level="">
      <style:paragraph-properties fo:margin-top="0in" fo:margin-bottom="0in" loext:contextual-spacing="false" fo:line-height="100%" fo:text-align="start" style:justify-single-word="false" fo:orphans="2" fo:widows="2" style:writing-mode="lr-tb"/>
    </style:style>
    <style:style style:name="QDynamicChoices" style:family="paragraph" style:parent-style-name="Standard" style:default-outline-level="">
      <loext:graphic-properties draw:fill="solid" draw:fill-color="#6fac3d"/>
      <style:paragraph-properties fo:margin-top="0.0835in" fo:margin-bottom="0.0835in" loext:contextual-spacing="false" fo:line-height="0.1665in" fo:background-color="#6fac3d"/>
      <style:text-properties fo:color="#ffffff" fo:font-size="10pt" fo:font-style="italic" style:font-size-asian="10pt" style:font-style-asian="italic"/>
    </style:style>
    <style:style style:name="QReusableChoices" style:family="paragraph" style:parent-style-name="Standard" style:default-outline-level="">
      <loext:graphic-properties draw:fill="solid" draw:fill-color="#3ea18e"/>
      <style:paragraph-properties fo:margin-top="0.0835in" fo:margin-bottom="0.0835in" loext:contextual-spacing="false" fo:line-height="0.1665in" fo:background-color="#3ea18e"/>
      <style:text-properties fo:color="#ffffff" fo:font-size="10pt" fo:font-style="italic" style:font-size-asian="10pt" style:font-style-asian="italic"/>
    </style:style>
    <style:style style:name="H1" style:family="paragraph" style:next-style-name="Standard" style:default-outline-level="">
      <style:paragraph-properties fo:margin-top="0in" fo:margin-bottom="0.1665in" loext:contextual-spacing="false" fo:line-height="100%" fo:text-align="start" style:justify-single-word="false" fo:orphans="2" fo:widows="2" style:writing-mode="lr-tb"/>
      <style:text-properties fo:color="#000000" fo:font-size="32pt" fo:font-weight="bold" style:font-size-asian="32pt" style:font-weight-asian="bold" style:font-size-complex="32pt"/>
    </style:style>
    <style:style style:name="H2" style:family="paragraph" style:next-style-name="Standard" style:default-outline-level="">
      <style:paragraph-properties fo:margin-top="0in" fo:margin-bottom="0.1665in" loext:contextual-spacing="false" fo:line-height="100%" fo:text-align="start" style:justify-single-word="false" fo:orphans="2" fo:widows="2" style:writing-mode="lr-tb"/>
      <style:text-properties fo:color="#000000" fo:font-size="24pt" fo:font-weight="bold" style:font-size-asian="24pt" style:font-weight-asian="bold" style:font-size-complex="24pt"/>
    </style:style>
    <style:style style:name="H3" style:family="paragraph" style:next-style-name="Standard" style:default-outline-level="">
      <style:paragraph-properties fo:margin-top="0in" fo:margin-bottom="0.0835in" loext:contextual-spacing="false" fo:line-height="100%" fo:text-align="start" style:justify-single-word="false" fo:orphans="2" fo:widows="2" style:writing-mode="lr-tb"/>
      <style:text-properties fo:color="#000000" fo:font-size="18pt" fo:font-weight="bold" style:font-size-asian="18pt" style:font-weight-asian="bold" style:font-size-complex="18pt"/>
    </style:style>
    <style:style style:name="BlockStartLabel" style:family="paragraph" style:parent-style-name="Standard" style:default-outline-level="">
      <style:paragraph-properties fo:margin-top="0.0835in" fo:margin-bottom="0.0835in" loext:contextual-spacing="false" fo:line-height="100%"/>
      <style:text-properties fo:color="#cccccc" fo:font-weight="bold" style:font-weight-asian="bold"/>
    </style:style>
    <style:style style:name="BlockEndLabel" style:family="paragraph" style:parent-style-name="Standard" style:default-outline-level="">
      <style:paragraph-properties fo:margin-top="0.0835in" fo:margin-bottom="0in" loext:contextual-spacing="false" fo:line-height="100%"/>
      <style:text-properties fo:color="#cccccc" fo:font-weight="bold" style:font-weight-asian="bold"/>
    </style:style>
    <style:style style:name="BlockSeparator" style:family="paragraph" style:parent-style-name="Standard" style:default-outline-level="">
      <style:paragraph-properties fo:margin-top="0in" fo:margin-bottom="0in" loext:contextual-spacing="false" fo:line-height="50%" fo:text-align="center" style:justify-single-word="false" fo:padding="0in" fo:border-left="none" fo:border-right="none" fo:border-top="none" fo:border-bottom="0.99pt solid #cccccc"/>
      <style:text-properties fo:color="#cccccc" fo:font-weight="bold" style:font-weight-asian="bold"/>
    </style:style>
    <style:style style:name="QuestionSeparator" style:family="paragraph" style:parent-style-name="Standard" style:default-outline-level="">
      <style:paragraph-properties fo:margin-top="0.0835in" fo:margin-bottom="0.0835in" loext:contextual-spacing="false" fo:line-height="50%" fo:padding="0in" fo:border-left="none" fo:border-right="none" fo:border-top="0.99pt dashed #cccccc" fo:border-bottom="none"/>
    </style:style>
    <style:style style:name="Dropdown" style:family="paragraph" style:parent-style-name="Standard" style:default-outline-level="">
      <style:paragraph-properties fo:margin-top="0.0835in" fo:margin-bottom="0.0835in" loext:contextual-spacing="false" fo:line-height="100%" fo:padding="0.0555in" fo:border="0.51pt solid #cccccc"/>
    </style:style>
    <style:style style:name="TextEntryLine" style:family="paragraph" style:parent-style-name="Standard" style:default-outline-level="">
      <style:paragraph-properties fo:margin-top="0.1665in" fo:margin-bottom="0in" loext:contextual-spacing="false" fo:line-height="100%"/>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SFGreen" style:family="paragraph" style:parent-style-name="Standard" style:default-outline-level="">
      <loext:graphic-properties draw:fill="solid" draw:fill-color="#edf2e3"/>
      <style:paragraph-properties fo:background-color="#edf2e3" fo:padding="0.0555in" fo:border="0.51pt solid #d1d9bd"/>
      <style:text-properties fo:color="#809163" fo:font-weight="bold" style:font-weight-asian="bold"/>
    </style:style>
    <style:style style:name="SFBlue" style:family="paragraph" style:parent-style-name="Standard" style:default-outline-level="">
      <loext:graphic-properties draw:fill="solid" draw:fill-color="#e6ecf5"/>
      <style:paragraph-properties fo:background-color="#e6ecf5" fo:padding="0.0555in" fo:border="0.51pt solid #c3cddb"/>
      <style:text-properties fo:color="#426092" fo:font-weight="bold" style:font-weight-asian="bold"/>
    </style:style>
    <style:style style:name="SFPurple" style:family="paragraph" style:parent-style-name="Standard" style:default-outline-level="">
      <loext:graphic-properties draw:fill="solid" draw:fill-color="#f2e3f2"/>
      <style:paragraph-properties fo:background-color="#f2e3f2" fo:padding="0.0555in" fo:border="0.51pt solid #d1c0d1"/>
      <style:text-properties fo:color="#916391" fo:font-weight="bold" style:font-weight-asian="bold"/>
    </style:style>
    <style:style style:name="SFGray" style:family="paragraph" style:parent-style-name="Standard" style:default-outline-level="">
      <loext:graphic-properties draw:fill="solid" draw:fill-color="#f2f2f2"/>
      <style:paragraph-properties fo:background-color="#f2f2f2" fo:padding="0.0555in" fo:border="0.51pt solid #cfcfcf"/>
      <style:text-properties fo:color="#555555" fo:font-weight="bold" style:font-weight-asian="bold"/>
    </style:style>
    <style:style style:name="SFRed" style:family="paragraph" style:parent-style-name="Standard" style:default-outline-level="">
      <loext:graphic-properties draw:fill="solid" draw:fill-color="#8c0707"/>
      <style:paragraph-properties fo:background-color="#8c0707" fo:padding="0.0555in" fo:border="0.51pt solid #700606"/>
      <style:text-properties fo:color="#ffffff" fo:font-weight="bold" style:font-weight-asian="bold"/>
    </style:style>
    <style:style style:name="QPlaceholderAlert" style:family="paragraph" style:parent-style-name="Standard" style:default-outline-level="">
      <style:text-properties fo:color="#ff0000"/>
    </style:style>
    <style:style style:name="Frame_20_contents" style:display-name="Frame contents" style:family="paragraph" style:parent-style-name="Standard" style:class="extra"/>
    <style:style style:name="Default_20_Paragraph_20_Font" style:display-name="Default Paragraph Font" style:family="text"/>
    <style:style style:name="Footer_20_Char" style:display-name="Footer Char" style:family="text" style:parent-style-name="Default_20_Paragraph_20_Font"/>
    <style:style style:name="page_20_number" style:display-name="page number" style:family="text" style:parent-style-name="Default_20_Paragraph_20_Font"/>
    <style:style style:name="Header_20_Char" style:display-name="Header Char" style:family="text" style:parent-style-name="Default_20_Paragraph_20_Font"/>
    <style:style style:name="ListLabel_20_1" style:display-name="ListLabel 1" style:family="text">
      <style:text-properties fo:color="#bfbfbf" fo:font-size="28pt" style:font-name-asian="Courier New" style:font-family-asian="'Courier New'" style:font-family-generic-asian="system" style:font-pitch-asian="variable" style:font-size-asian="28pt" style:font-name-complex="Courier New" style:font-family-complex="'Courier New'" style:font-family-generic-complex="system" style:font-pitch-complex="variable"/>
    </style:style>
    <style:style style:name="ListLabel_20_2" style:display-name="ListLabel 2" style:family="text">
      <style:text-properties fo:color="#bfbfbf" fo:font-size="28pt" style:font-name-asian="Courier New" style:font-family-asian="'Courier New'" style:font-family-generic-asian="system" style:font-pitch-asian="variable" style:font-size-asian="28pt" style:font-name-complex="Courier New" style:font-family-complex="'Courier New'" style:font-family-generic-complex="system" style:font-pitch-complex="variable"/>
    </style:style>
    <style:style style:name="ListLabel_20_3" style:display-name="ListLabel 3" style:family="text">
      <style:text-properties fo:color="#bfbfbf" fo:font-size="26pt" style:font-name-asian="Courier New" style:font-family-asian="'Courier New'" style:font-family-generic-asian="system" style:font-pitch-asian="variable" style:font-size-asian="26pt" style:font-name-complex="Courier New" style:font-family-complex="'Courier New'" style:font-family-generic-complex="system" style:font-pitch-complex="variable"/>
    </style:style>
    <style:style style:name="ListLabel_20_4" style:display-name="ListLabel 4" style:family="text">
      <style:text-properties fo:color="#bfbfbf" fo:font-size="26pt" style:font-name-asian="Courier New" style:font-family-asian="'Courier New'" style:font-family-generic-asian="system" style:font-pitch-asian="variable" style:font-size-asian="26pt"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Multi_20_punch" style:display-name="Multi punch">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ingle_20_punch" style:display-name="Single punch">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margin-left="0.25in"/>
        </style:list-level-properties>
        <style:text-properties fo:font-family="'Courier New'"/>
      </text:list-level-style-bullet>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margin-left="0.25in"/>
        </style:list-level-properties>
        <style:text-properties fo:font-family="'Courier New'"/>
      </text:list-level-style-bullet>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style:num-suffix="o" text:bullet-char="o">
        <style:list-level-properties text:list-level-position-and-space-mode="label-alignment">
          <style:list-level-label-alignment text:label-followed-by="listtab" fo:margin-left="0.25in"/>
        </style:list-level-properties>
        <style:text-properties fo:font-family="'Courier New'"/>
      </text:list-level-style-bullet>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fo:margin-left="0.25in"/>
        </style:list-level-properties>
        <style:text-properties style:font-name="Open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padding="0in" fo:border="none"/>
    </style:style>
    <style:style style:name="MT1" style:family="text">
      <style:text-properties fo:color="#000000"/>
    </style:style>
    <style:style style:name="MT2" style:family="text"/>
    <style:style style:name="Mfr1" style:family="graphic" style:parent-style-name="Frame">
      <style:graphic-properties fo:margin-left="0in" fo:margin-right="0in" fo:margin-top="0in" fo:margin-bottom="0in" style:wrap="run-through"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master-page style:name="Converted1" style:page-layout-name="Mpm1"/>
    <style:master-page style:name="Converted2" style:page-layout-name="Mpm1"/>
    <style:master-page style:name="Converted3" style:page-layout-name="Mpm1"/>
    <style:master-page style:name="Converted4" style:page-layout-name="Mpm1"/>
    <style:master-page style:name="Converted5" style:page-layout-name="Mpm1"/>
    <style:master-page style:name="Converted6" style:page-layout-name="Mpm1"/>
    <style:master-page style:name="Converted7" style:page-layout-name="Mpm1"/>
    <style:master-page style:name="Converted8" style:page-layout-name="Mpm1"/>
    <style:master-page style:name="Converted9" style:page-layout-name="Mpm1"/>
    <style:master-page style:name="Converted10" style:page-layout-name="Mpm1"/>
    <style:master-page style:name="Converted11" style:page-layout-name="Mpm1"/>
    <style:master-page style:name="Converted12" style:page-layout-name="Mpm1"/>
    <style:master-page style:name="Converted13" style:page-layout-name="Mpm1"/>
    <style:master-page style:name="Converted14" style:page-layout-name="Mpm1"/>
    <style:master-page style:name="Converted15" style:page-layout-name="Mpm1"/>
    <style:master-page style:name="Converted16" style:page-layout-name="Mpm1"/>
    <style:master-page style:name="Converted17" style:page-layout-name="Mpm1"/>
    <style:master-page style:name="Converted18" style:page-layout-name="Mpm1"/>
    <style:master-page style:name="Converted19" style:page-layout-name="Mpm1"/>
    <style:master-page style:name="Converted20" style:page-layout-name="Mpm1"/>
    <style:master-page style:name="Converted21" style:page-layout-name="Mpm1"/>
    <style:master-page style:name="Converted22" style:page-layout-name="Mpm1"/>
    <style:master-page style:name="Converted23" style:page-layout-name="Mpm1"/>
    <style:master-page style:name="Converted24" style:page-layout-name="Mpm1"/>
    <style:master-page style:name="Converted25" style:page-layout-name="Mpm1"/>
    <style:master-page style:name="Converted26" style:page-layout-name="Mpm1"/>
    <style:master-page style:name="Converted27" style:page-layout-name="Mpm1"/>
    <style:master-page style:name="Converted28" style:page-layout-name="Mpm1"/>
    <style:master-page style:name="Converted29" style:page-layout-name="Mpm1"/>
    <style:master-page style:name="Converted30" style:page-layout-name="Mpm1"/>
    <style:master-page style:name="Converted31" style:page-layout-name="Mpm1"/>
    <style:master-page style:name="Converted32" style:page-layout-name="Mpm1"/>
    <style:master-page style:name="Converted33" style:page-layout-name="Mpm1"/>
    <style:master-page style:name="Converted34" style:page-layout-name="Mpm1"/>
    <style:master-page style:name="Converted35" style:page-layout-name="Mpm1"/>
    <style:master-page style:name="Converted36" style:page-layout-name="Mpm1"/>
    <style:master-page style:name="Converted37" style:page-layout-name="Mpm1"/>
    <style:master-page style:name="Converted38" style:page-layout-name="Mpm1"/>
    <style:master-page style:name="Converted39" style:page-layout-name="Mpm1"/>
    <style:master-page style:name="Converted40" style:page-layout-name="Mpm1"/>
    <style:master-page style:name="Converted41" style:page-layout-name="Mpm1"/>
    <style:master-page style:name="Converted42" style:page-layout-name="Mpm1"/>
    <style:master-page style:name="Converted43" style:page-layout-name="Mpm1"/>
    <style:master-page style:name="Converted44" style:page-layout-name="Mpm1"/>
    <style:master-page style:name="Converted45" style:page-layout-name="Mpm1"/>
    <style:master-page style:name="Converted46" style:page-layout-name="Mpm1"/>
    <style:master-page style:name="Converted47" style:page-layout-name="Mpm1"/>
    <style:master-page style:name="Converted48" style:page-layout-name="Mpm1"/>
    <style:master-page style:name="Converted49" style:page-layout-name="Mpm1"/>
    <style:master-page style:name="Converted50" style:page-layout-name="Mpm1"/>
    <style:master-page style:name="Converted51" style:page-layout-name="Mpm1"/>
    <style:master-page style:name="Converted52" style:page-layout-name="Mpm1"/>
    <style:master-page style:name="Converted53" style:page-layout-name="Mpm1"/>
    <style:master-page style:name="Converted54" style:page-layout-name="Mpm1"/>
    <style:master-page style:name="Converted55" style:page-layout-name="Mpm1"/>
    <style:master-page style:name="Converted56" style:page-layout-name="Mpm1"/>
    <style:master-page style:name="Converted57" style:page-layout-name="Mpm1"/>
    <style:master-page style:name="Converted58" style:page-layout-name="Mpm1"/>
    <style:master-page style:name="Converted59" style:page-layout-name="Mpm1"/>
    <style:master-page style:name="Converted60" style:page-layout-name="Mpm1"/>
    <style:master-page style:name="Converted61" style:page-layout-name="Mpm1"/>
    <style:master-page style:name="Converted62" style:page-layout-name="Mpm1"/>
    <style:master-page style:name="Converted63" style:page-layout-name="Mpm1"/>
    <style:master-page style:name="Converted64" style:page-layout-name="Mpm1"/>
    <style:master-page style:name="Converted65" style:page-layout-name="Mpm1"/>
    <style:master-page style:name="Converted66" style:page-layout-name="Mpm1"/>
    <style:master-page style:name="Converted67" style:page-layout-name="Mpm1"/>
    <style:master-page style:name="Converted68" style:page-layout-name="Mpm1"/>
    <style:master-page style:name="Converted69" style:page-layout-name="Mpm1"/>
    <style:master-page style:name="Converted70" style:page-layout-name="Mpm1"/>
    <style:master-page style:name="Converted71" style:page-layout-name="Mpm1"/>
    <style:master-page style:name="Converted72" style:page-layout-name="Mpm1"/>
    <style:master-page style:name="Converted73" style:page-layout-name="Mpm1"/>
    <style:master-page style:name="Converted74" style:page-layout-name="Mpm1"/>
    <style:master-page style:name="Converted75" style:page-layout-name="Mpm1"/>
    <style:master-page style:name="Converted76" style:page-layout-name="Mpm1"/>
    <style:master-page style:name="Converted77" style:page-layout-name="Mpm1"/>
    <style:master-page style:name="Converted78" style:page-layout-name="Mpm1"/>
    <style:master-page style:name="Converted79" style:page-layout-name="Mpm1"/>
    <style:master-page style:name="Converted80" style:page-layout-name="Mpm1"/>
    <style:master-page style:name="Converted81" style:page-layout-name="Mpm1"/>
    <style:master-page style:name="Converted82" style:page-layout-name="Mpm1"/>
    <style:master-page style:name="Converted83" style:page-layout-name="Mpm1"/>
    <style:master-page style:name="Converted84" style:page-layout-name="Mpm1"/>
    <style:master-page style:name="Converted85" style:page-layout-name="Mpm1"/>
    <style:master-page style:name="Converted86" style:page-layout-name="Mpm1"/>
    <style:master-page style:name="Converted87" style:page-layout-name="Mpm1"/>
    <style:master-page style:name="Converted88" style:page-layout-name="Mpm1"/>
    <style:master-page style:name="Converted89" style:page-layout-name="Mpm1"/>
    <style:master-page style:name="Converted90" style:page-layout-name="Mpm1"/>
    <style:master-page style:name="Converted91" style:page-layout-name="Mpm1"/>
    <style:master-page style:name="Converted92" style:page-layout-name="Mpm1"/>
    <style:master-page style:name="Converted93" style:page-layout-name="Mpm1"/>
    <style:master-page style:name="Converted94" style:page-layout-name="Mpm1"/>
    <style:master-page style:name="Converted95" style:page-layout-name="Mpm1"/>
    <style:master-page style:name="Converted96" style:page-layout-name="Mpm1"/>
    <style:master-page style:name="Converted97" style:page-layout-name="Mpm1"/>
    <style:master-page style:name="Converted98" style:page-layout-name="Mpm1"/>
    <style:master-page style:name="Converted99" style:page-layout-name="Mpm1"/>
    <style:master-page style:name="Converted100" style:page-layout-name="Mpm1"/>
    <style:master-page style:name="Converted101" style:page-layout-name="Mpm1"/>
    <style:master-page style:name="Converted102" style:page-layout-name="Mpm1"/>
    <style:master-page style:name="Converted103" style:page-layout-name="Mpm1"/>
    <style:master-page style:name="Converted104" style:page-layout-name="Mpm1"/>
    <style:master-page style:name="Converted105" style:page-layout-name="Mpm1"/>
    <style:master-page style:name="Converted106" style:page-layout-name="Mpm1"/>
    <style:master-page style:name="Converted107" style:page-layout-name="Mpm1"/>
    <style:master-page style:name="Converted108" style:page-layout-name="Mpm1"/>
    <style:master-page style:name="Converted109" style:page-layout-name="Mpm1"/>
    <style:master-page style:name="Converted110" style:page-layout-name="Mpm1"/>
    <style:master-page style:name="Converted111" style:page-layout-name="Mpm1"/>
    <style:master-page style:name="Converted112" style:page-layout-name="Mpm1"/>
    <style:master-page style:name="Converted113" style:page-layout-name="Mpm1"/>
    <style:master-page style:name="Converted114" style:page-layout-name="Mpm1"/>
    <style:master-page style:name="Converted115" style:page-layout-name="Mpm1"/>
    <style:master-page style:name="Converted116" style:page-layout-name="Mpm1"/>
    <style:master-page style:name="Converted117" style:page-layout-name="Mpm1"/>
    <style:master-page style:name="Converted118" style:page-layout-name="Mpm1"/>
    <style:master-page style:name="Converted119" style:page-layout-name="Mpm1"/>
    <style:master-page style:name="Converted120" style:page-layout-name="Mpm1"/>
    <style:master-page style:name="Converted121" style:page-layout-name="Mpm1"/>
    <style:master-page style:name="Converted122" style:page-layout-name="Mpm1"/>
    <style:master-page style:name="Converted123" style:page-layout-name="Mpm1"/>
    <style:master-page style:name="Converted124" style:page-layout-name="Mpm1"/>
    <style:master-page style:name="Converted125" style:page-layout-name="Mpm1"/>
    <style:master-page style:name="Converted126" style:page-layout-name="Mpm1"/>
    <style:master-page style:name="Converted127" style:page-layout-name="Mpm1"/>
    <style:master-page style:name="Converted128" style:page-layout-name="Mpm1"/>
    <style:master-page style:name="Converted129" style:page-layout-name="Mpm1"/>
    <style:master-page style:name="Converted130" style:page-layout-name="Mpm1"/>
    <style:master-page style:name="Converted131" style:page-layout-name="Mpm1"/>
    <style:master-page style:name="Converted132" style:page-layout-name="Mpm1"/>
    <style:master-page style:name="Converted133" style:page-layout-name="Mpm1"/>
    <style:master-page style:name="Converted134" style:page-layout-name="Mpm1"/>
    <style:master-page style:name="Converted135" style:page-layout-name="Mpm1"/>
    <style:master-page style:name="Converted136" style:page-layout-name="Mpm1"/>
    <style:master-page style:name="Converted137" style:page-layout-name="Mpm1"/>
    <style:master-page style:name="Converted138" style:page-layout-name="Mpm1"/>
    <style:master-page style:name="Converted139" style:page-layout-name="Mpm1"/>
    <style:master-page style:name="Converted140" style:page-layout-name="Mpm1"/>
    <style:master-page style:name="Converted141" style:page-layout-name="Mpm1"/>
    <style:master-page style:name="Converted142" style:page-layout-name="Mpm1"/>
    <style:master-page style:name="Converted143" style:page-layout-name="Mpm1"/>
    <style:master-page style:name="Converted144" style:page-layout-name="Mpm1"/>
    <style:master-page style:name="Converted145" style:page-layout-name="Mpm1"/>
    <style:master-page style:name="Converted146" style:page-layout-name="Mpm1"/>
    <style:master-page style:name="Converted147" style:page-layout-name="Mpm1"/>
    <style:master-page style:name="Converted148" style:page-layout-name="Mpm1"/>
    <style:master-page style:name="Converted149" style:page-layout-name="Mpm1"/>
    <style:master-page style:name="Converted150" style:page-layout-name="Mpm1"/>
    <style:master-page style:name="Converted151" style:page-layout-name="Mpm1"/>
    <style:master-page style:name="Converted152" style:page-layout-name="Mpm1"/>
    <style:master-page style:name="Converted153" style:page-layout-name="Mpm1"/>
    <style:master-page style:name="Converted154" style:page-layout-name="Mpm1"/>
    <style:master-page style:name="Converted155" style:page-layout-name="Mpm1"/>
    <style:master-page style:name="Converted156" style:page-layout-name="Mpm1"/>
    <style:master-page style:name="Converted157" style:page-layout-name="Mpm1"/>
    <style:master-page style:name="Converted158" style:page-layout-name="Mpm1"/>
    <style:master-page style:name="Converted159" style:page-layout-name="Mpm1"/>
    <style:master-page style:name="Converted160" style:page-layout-name="Mpm1"/>
    <style:master-page style:name="Converted161" style:page-layout-name="Mpm1"/>
    <style:master-page style:name="Converted162" style:page-layout-name="Mpm1"/>
    <style:master-page style:name="Converted163" style:page-layout-name="Mpm1"/>
    <style:master-page style:name="Converted164" style:page-layout-name="Mpm1"/>
    <style:master-page style:name="Converted165" style:page-layout-name="Mpm1"/>
    <style:master-page style:name="Converted166" style:page-layout-name="Mpm1"/>
    <style:master-page style:name="Converted167" style:page-layout-name="Mpm1"/>
    <style:master-page style:name="Converted168" style:page-layout-name="Mpm1"/>
    <style:master-page style:name="Converted169" style:page-layout-name="Mpm1"/>
    <style:master-page style:name="Converted170" style:page-layout-name="Mpm1"/>
    <style:master-page style:name="Converted171" style:page-layout-name="Mpm1"/>
    <style:master-page style:name="Converted172" style:page-layout-name="Mpm1"/>
    <style:master-page style:name="Converted173" style:page-layout-name="Mpm1"/>
    <style:master-page style:name="Converted174" style:page-layout-name="Mpm1"/>
    <style:master-page style:name="Converted175" style:page-layout-name="Mpm1"/>
    <style:master-page style:name="Converted176" style:page-layout-name="Mpm1"/>
    <style:master-page style:name="Converted177" style:page-layout-name="Mpm1"/>
    <style:master-page style:name="Converted178" style:page-layout-name="Mpm1"/>
    <style:master-page style:name="Converted179" style:page-layout-name="Mpm1"/>
    <style:master-page style:name="Converted180" style:page-layout-name="Mpm1"/>
    <style:master-page style:name="Converted181" style:page-layout-name="Mpm1"/>
    <style:master-page style:name="Converted182" style:page-layout-name="Mpm1"/>
    <style:master-page style:name="Converted183" style:page-layout-name="Mpm1"/>
    <style:master-page style:name="Converted184" style:page-layout-name="Mpm1"/>
    <style:master-page style:name="Converted185" style:page-layout-name="Mpm1"/>
    <style:master-page style:name="Converted186" style:page-layout-name="Mpm1"/>
    <style:master-page style:name="Converted187" style:page-layout-name="Mpm1"/>
    <style:master-page style:name="Converted188" style:page-layout-name="Mpm1"/>
    <style:master-page style:name="Converted189" style:page-layout-name="Mpm1"/>
    <style:master-page style:name="Converted190" style:page-layout-name="Mpm1"/>
    <style:master-page style:name="Converted191" style:page-layout-name="Mpm1"/>
    <style:master-page style:name="Converted192" style:page-layout-name="Mpm1"/>
    <style:master-page style:name="Converted193" style:page-layout-name="Mpm1"/>
    <style:master-page style:name="Converted194" style:page-layout-name="Mpm1"/>
    <style:master-page style:name="Converted195" style:page-layout-name="Mpm1"/>
    <style:master-page style:name="Converted196" style:page-layout-name="Mpm1"/>
    <style:master-page style:name="Converted197" style:page-layout-name="Mpm1"/>
    <style:master-page style:name="Converted198" style:page-layout-name="Mpm1"/>
    <style:master-page style:name="Converted199" style:page-layout-name="Mpm1"/>
    <style:master-page style:name="Converted200" style:page-layout-name="Mpm1"/>
    <style:master-page style:name="Converted201" style:page-layout-name="Mpm1"/>
    <style:master-page style:name="Converted202" style:page-layout-name="Mpm1"/>
    <style:master-page style:name="Converted203" style:page-layout-name="Mpm1"/>
    <style:master-page style:name="Converted204" style:page-layout-name="Mpm1"/>
    <style:master-page style:name="Converted205" style:page-layout-name="Mpm1"/>
    <style:master-page style:name="Converted206" style:page-layout-name="Mpm1"/>
    <style:master-page style:name="Converted207" style:page-layout-name="Mpm1"/>
    <style:master-page style:name="Converted208" style:page-layout-name="Mpm1"/>
    <style:master-page style:name="Converted209" style:page-layout-name="Mpm1"/>
    <style:master-page style:name="Converted210" style:page-layout-name="Mpm1"/>
    <style:master-page style:name="Converted211" style:page-layout-name="Mpm1"/>
    <style:master-page style:name="Converted212" style:page-layout-name="Mpm1"/>
    <style:master-page style:name="Converted213" style:page-layout-name="Mpm1"/>
    <style:master-page style:name="Converted214" style:page-layout-name="Mpm1"/>
    <style:master-page style:name="Converted215" style:page-layout-name="Mpm1"/>
    <style:master-page style:name="Converted216" style:page-layout-name="Mpm1"/>
    <style:master-page style:name="Converted217" style:page-layout-name="Mpm1"/>
    <style:master-page style:name="Converted218" style:page-layout-name="Mpm1"/>
    <style:master-page style:name="Converted219" style:page-layout-name="Mpm1"/>
    <style:master-page style:name="Converted220" style:page-layout-name="Mpm1"/>
    <style:master-page style:name="Converted221" style:page-layout-name="Mpm1"/>
    <style:master-page style:name="Converted222" style:page-layout-name="Mpm1"/>
    <style:master-page style:name="Converted223" style:page-layout-name="Mpm1"/>
    <style:master-page style:name="Converted224" style:page-layout-name="Mpm1"/>
    <style:master-page style:name="Converted225" style:page-layout-name="Mpm1"/>
    <style:master-page style:name="Converted226" style:page-layout-name="Mpm1"/>
    <style:master-page style:name="Converted227" style:page-layout-name="Mpm1"/>
    <style:master-page style:name="Converted228" style:page-layout-name="Mpm1"/>
    <style:master-page style:name="Converted229" style:page-layout-name="Mpm1"/>
    <style:master-page style:name="Converted230" style:page-layout-name="Mpm1"/>
    <style:master-page style:name="Converted231" style:page-layout-name="Mpm1"/>
    <style:master-page style:name="Converted232" style:page-layout-name="Mpm1"/>
    <style:master-page style:name="Converted233" style:page-layout-name="Mpm1"/>
    <style:master-page style:name="Converted234" style:page-layout-name="Mpm1"/>
    <style:master-page style:name="Converted235" style:page-layout-name="Mpm1"/>
    <style:master-page style:name="Converted236" style:page-layout-name="Mpm1"/>
    <style:master-page style:name="Converted237" style:page-layout-name="Mpm1"/>
    <style:master-page style:name="Converted238" style:page-layout-name="Mpm1"/>
    <style:master-page style:name="Converted239" style:page-layout-name="Mpm1"/>
    <style:master-page style:name="Converted240" style:page-layout-name="Mpm1"/>
    <style:master-page style:name="Converted241" style:page-layout-name="Mpm1"/>
    <style:master-page style:name="Converted242" style:page-layout-name="Mpm1"/>
    <style:master-page style:name="Converted243" style:page-layout-name="Mpm1"/>
    <style:master-page style:name="Converted244" style:page-layout-name="Mpm1"/>
    <style:master-page style:name="Converted245" style:page-layout-name="Mpm1"/>
    <style:master-page style:name="Converted246" style:page-layout-name="Mpm1"/>
    <style:master-page style:name="Converted247" style:page-layout-name="Mpm1"/>
    <style:master-page style:name="Converted248" style:page-layout-name="Mpm1"/>
    <style:master-page style:name="Converted249" style:page-layout-name="Mpm1"/>
    <style:master-page style:name="Converted250" style:page-layout-name="Mpm1"/>
    <style:master-page style:name="Converted251" style:page-layout-name="Mpm1"/>
    <style:master-page style:name="Converted252" style:page-layout-name="Mpm1"/>
    <style:master-page style:name="Converted253" style:page-layout-name="Mpm1"/>
    <style:master-page style:name="Converted254" style:page-layout-name="Mpm1"/>
    <style:master-page style:name="Converted255" style:page-layout-name="Mpm1"/>
    <style:master-page style:name="Converted256" style:page-layout-name="Mpm1"/>
    <style:master-page style:name="Converted257" style:page-layout-name="Mpm1"/>
    <style:master-page style:name="Converted258" style:page-layout-name="Mpm1"/>
    <style:master-page style:name="Converted259" style:page-layout-name="Mpm1"/>
    <style:master-page style:name="Converted260" style:page-layout-name="Mpm1"/>
    <style:master-page style:name="Converted261" style:page-layout-name="Mpm1"/>
    <style:master-page style:name="Converted262" style:page-layout-name="Mpm1"/>
    <style:master-page style:name="Converted263" style:page-layout-name="Mpm1"/>
    <style:master-page style:name="Converted264" style:page-layout-name="Mpm1"/>
    <style:master-page style:name="Converted265" style:page-layout-name="Mpm1"/>
    <style:master-page style:name="Converted266" style:page-layout-name="Mpm1"/>
    <style:master-page style:name="Converted267" style:page-layout-name="Mpm1"/>
    <style:master-page style:name="Converted268" style:page-layout-name="Mpm1"/>
    <style:master-page style:name="Converted269" style:page-layout-name="Mpm1"/>
    <style:master-page style:name="Converted270" style:page-layout-name="Mpm1"/>
    <style:master-page style:name="Converted271" style:page-layout-name="Mpm1"/>
    <style:master-page style:name="Converted272" style:page-layout-name="Mpm1"/>
    <style:master-page style:name="Converted273" style:page-layout-name="Mpm1"/>
    <style:master-page style:name="Converted274" style:page-layout-name="Mpm1"/>
    <style:master-page style:name="Converted275" style:page-layout-name="Mpm1"/>
    <style:master-page style:name="Converted276" style:page-layout-name="Mpm1"/>
    <style:master-page style:name="Converted277" style:page-layout-name="Mpm1"/>
    <style:master-page style:name="Converted278" style:page-layout-name="Mpm1"/>
    <style:master-page style:name="Converted279" style:page-layout-name="Mpm1"/>
    <style:master-page style:name="Converted280" style:page-layout-name="Mpm1"/>
    <style:master-page style:name="Converted281" style:page-layout-name="Mpm1"/>
    <style:master-page style:name="Converted282" style:page-layout-name="Mpm1"/>
    <style:master-page style:name="Converted283" style:page-layout-name="Mpm1"/>
    <style:master-page style:name="Converted284" style:page-layout-name="Mpm1"/>
    <style:master-page style:name="Converted285" style:page-layout-name="Mpm1"/>
    <style:master-page style:name="Converted286" style:page-layout-name="Mpm1"/>
    <style:master-page style:name="Converted287" style:page-layout-name="Mpm1"/>
    <style:master-page style:name="Converted288" style:page-layout-name="Mpm1"/>
    <style:master-page style:name="Converted289" style:page-layout-name="Mpm1"/>
    <style:master-page style:name="Converted290" style:page-layout-name="Mpm1"/>
    <style:master-page style:name="Converted291" style:page-layout-name="Mpm1"/>
    <style:master-page style:name="Converted292" style:page-layout-name="Mpm1"/>
    <style:master-page style:name="Converted293" style:page-layout-name="Mpm1"/>
    <style:master-page style:name="Converted294" style:page-layout-name="Mpm1"/>
    <style:master-page style:name="Converted295" style:page-layout-name="Mpm1"/>
    <style:master-page style:name="Converted296" style:page-layout-name="Mpm1"/>
    <style:master-page style:name="Converted297" style:page-layout-name="Mpm1"/>
    <style:master-page style:name="Converted298" style:page-layout-name="Mpm1"/>
    <style:master-page style:name="Converted299" style:page-layout-name="Mpm1"/>
    <style:master-page style:name="Converted300" style:page-layout-name="Mpm1"/>
    <style:master-page style:name="Converted301" style:page-layout-name="Mpm1"/>
    <style:master-page style:name="Converted302" style:page-layout-name="Mpm1"/>
    <style:master-page style:name="Converted303" style:page-layout-name="Mpm1"/>
    <style:master-page style:name="Converted304" style:page-layout-name="Mpm1"/>
    <style:master-page style:name="Converted305" style:page-layout-name="Mpm1"/>
    <style:master-page style:name="Converted306" style:page-layout-name="Mpm1"/>
    <style:master-page style:name="Converted307" style:page-layout-name="Mpm1"/>
    <style:master-page style:name="Converted308" style:page-layout-name="Mpm1"/>
    <style:master-page style:name="Converted309" style:page-layout-name="Mpm1"/>
    <style:master-page style:name="Converted310" style:page-layout-name="Mpm1"/>
    <style:master-page style:name="Converted311" style:page-layout-name="Mpm1"/>
    <style:master-page style:name="Converted312" style:page-layout-name="Mpm1"/>
    <style:master-page style:name="Converted313" style:page-layout-name="Mpm1"/>
    <style:master-page style:name="Converted314" style:page-layout-name="Mpm1"/>
    <style:master-page style:name="Converted315" style:page-layout-name="Mpm1"/>
    <style:master-page style:name="Converted316" style:page-layout-name="Mpm1"/>
    <style:master-page style:name="Converted317" style:page-layout-name="Mpm1"/>
    <style:master-page style:name="Converted318" style:page-layout-name="Mpm1"/>
    <style:master-page style:name="Converted319" style:page-layout-name="Mpm1"/>
    <style:master-page style:name="Converted320" style:page-layout-name="Mpm1"/>
    <style:master-page style:name="Converted321" style:page-layout-name="Mpm1"/>
    <style:master-page style:name="Converted322" style:page-layout-name="Mpm1"/>
    <style:master-page style:name="Converted323" style:page-layout-name="Mpm1"/>
    <style:master-page style:name="Converted324" style:page-layout-name="Mpm1"/>
    <style:master-page style:name="Converted325" style:page-layout-name="Mpm1"/>
    <style:master-page style:name="Converted326" style:page-layout-name="Mpm1"/>
    <style:master-page style:name="Converted327" style:page-layout-name="Mpm1"/>
    <style:master-page style:name="Converted328" style:page-layout-name="Mpm1"/>
    <style:master-page style:name="Converted329" style:page-layout-name="Mpm1"/>
    <style:master-page style:name="Converted330" style:page-layout-name="Mpm1"/>
    <style:master-page style:name="Converted331" style:page-layout-name="Mpm1"/>
    <style:master-page style:name="Converted332" style:page-layout-name="Mpm1"/>
    <style:master-page style:name="Converted333" style:page-layout-name="Mpm1"/>
    <style:master-page style:name="Converted334" style:page-layout-name="Mpm1"/>
    <style:master-page style:name="Converted335" style:page-layout-name="Mpm1"/>
    <style:master-page style:name="Converted336" style:page-layout-name="Mpm1"/>
    <style:master-page style:name="Converted337" style:page-layout-name="Mpm1"/>
    <style:master-page style:name="Converted338" style:page-layout-name="Mpm1"/>
    <style:master-page style:name="Converted339" style:page-layout-name="Mpm1"/>
    <style:master-page style:name="Converted340" style:page-layout-name="Mpm1"/>
    <style:master-page style:name="Converted341" style:page-layout-name="Mpm1"/>
    <style:master-page style:name="Converted342" style:page-layout-name="Mpm1"/>
    <style:master-page style:name="Converted343" style:page-layout-name="Mpm1"/>
    <style:master-page style:name="Converted344" style:page-layout-name="Mpm1"/>
    <style:master-page style:name="Converted345" style:page-layout-name="Mpm1"/>
    <style:master-page style:name="Converted346" style:page-layout-name="Mpm1"/>
    <style:master-page style:name="Converted347" style:page-layout-name="Mpm1"/>
    <style:master-page style:name="Converted348" style:page-layout-name="Mpm1"/>
    <style:master-page style:name="Converted349" style:page-layout-name="Mpm1"/>
    <style:master-page style:name="Converted350" style:page-layout-name="Mpm1"/>
    <style:master-page style:name="Converted351" style:page-layout-name="Mpm1"/>
    <style:master-page style:name="Converted352" style:page-layout-name="Mpm1"/>
    <style:master-page style:name="Converted353" style:page-layout-name="Mpm1"/>
    <style:master-page style:name="Converted354" style:page-layout-name="Mpm1"/>
    <style:master-page style:name="Converted355" style:page-layout-name="Mpm1"/>
    <style:master-page style:name="Converted356" style:page-layout-name="Mpm1"/>
    <style:master-page style:name="Converted357" style:page-layout-name="Mpm1"/>
    <style:master-page style:name="Converted358" style:page-layout-name="Mpm1"/>
    <style:master-page style:name="Converted359" style:page-layout-name="Mpm1"/>
    <style:master-page style:name="Converted360" style:page-layout-name="Mpm1"/>
    <style:master-page style:name="Converted361" style:page-layout-name="Mpm1"/>
    <style:master-page style:name="Converted362" style:page-layout-name="Mpm1"/>
    <style:master-page style:name="Converted363" style:page-layout-name="Mpm1"/>
    <style:master-page style:name="Converted364" style:page-layout-name="Mpm1"/>
    <style:master-page style:name="Converted365" style:page-layout-name="Mpm1"/>
    <style:master-page style:name="Converted366" style:page-layout-name="Mpm1"/>
    <style:master-page style:name="Converted367" style:page-layout-name="Mpm1"/>
    <style:master-page style:name="Converted368" style:page-layout-name="Mpm1"/>
    <style:master-page style:name="Converted369" style:page-layout-name="Mpm1"/>
    <style:master-page style:name="Converted370" style:page-layout-name="Mpm1"/>
    <style:master-page style:name="Converted371" style:page-layout-name="Mpm1"/>
    <style:master-page style:name="Converted372" style:page-layout-name="Mpm1"/>
    <style:master-page style:name="Converted373" style:page-layout-name="Mpm1"/>
    <style:master-page style:name="Converted374" style:page-layout-name="Mpm1"/>
    <style:master-page style:name="Converted375" style:page-layout-name="Mpm1"/>
    <style:master-page style:name="Converted376" style:page-layout-name="Mpm1"/>
    <style:master-page style:name="Converted377" style:page-layout-name="Mpm1"/>
    <style:master-page style:name="Converted378" style:page-layout-name="Mpm1"/>
    <style:master-page style:name="Converted379" style:page-layout-name="Mpm1"/>
    <style:master-page style:name="Converted380" style:page-layout-name="Mpm1"/>
    <style:master-page style:name="Converted381" style:page-layout-name="Mpm1"/>
    <style:master-page style:name="Converted382" style:page-layout-name="Mpm1"/>
    <style:master-page style:name="Converted383" style:page-layout-name="Mpm1"/>
    <style:master-page style:name="Converted384" style:page-layout-name="Mpm1"/>
    <style:master-page style:name="Converted385" style:page-layout-name="Mpm1"/>
    <style:master-page style:name="Converted386" style:page-layout-name="Mpm1"/>
    <style:master-page style:name="Converted387" style:page-layout-name="Mpm1"/>
    <style:master-page style:name="Converted388" style:page-layout-name="Mpm1"/>
    <style:master-page style:name="Converted389" style:page-layout-name="Mpm1"/>
    <style:master-page style:name="Converted390" style:page-layout-name="Mpm1"/>
    <style:master-page style:name="Converted391" style:page-layout-name="Mpm1"/>
    <style:master-page style:name="Converted392" style:page-layout-name="Mpm1"/>
    <style:master-page style:name="Converted393" style:page-layout-name="Mpm1"/>
    <style:master-page style:name="Converted394" style:page-layout-name="Mpm1"/>
    <style:master-page style:name="Converted395" style:page-layout-name="Mpm1"/>
    <style:master-page style:name="Converted396" style:page-layout-name="Mpm1"/>
    <style:master-page style:name="Converted397" style:page-layout-name="Mpm1"/>
    <style:master-page style:name="Converted398" style:page-layout-name="Mpm1"/>
    <style:master-page style:name="Converted399" style:page-layout-name="Mpm1"/>
    <style:master-page style:name="Converted400" style:page-layout-name="Mpm1"/>
    <style:master-page style:name="Converted401" style:page-layout-name="Mpm1"/>
    <style:master-page style:name="Converted402" style:page-layout-name="Mpm1"/>
    <style:master-page style:name="Converted403" style:page-layout-name="Mpm1"/>
    <style:master-page style:name="Converted404" style:page-layout-name="Mpm1"/>
    <style:master-page style:name="Converted405" style:page-layout-name="Mpm1"/>
    <style:master-page style:name="Converted406" style:page-layout-name="Mpm1"/>
    <style:master-page style:name="Converted407" style:page-layout-name="Mpm1"/>
    <style:master-page style:name="Converted408" style:page-layout-name="Mpm1"/>
    <style:master-page style:name="Converted409" style:page-layout-name="Mpm1"/>
    <style:master-page style:name="Converted410" style:page-layout-name="Mpm1"/>
    <style:master-page style:name="Converted411" style:page-layout-name="Mpm1"/>
    <style:master-page style:name="Converted412" style:page-layout-name="Mpm1"/>
    <style:master-page style:name="Converted413" style:page-layout-name="Mpm1"/>
    <style:master-page style:name="Converted414" style:page-layout-name="Mpm1"/>
    <style:master-page style:name="Converted415" style:page-layout-name="Mpm1"/>
    <style:master-page style:name="Converted416" style:page-layout-name="Mpm1"/>
    <style:master-page style:name="Converted417" style:page-layout-name="Mpm1"/>
    <style:master-page style:name="Converted418" style:page-layout-name="Mpm1"/>
    <style:master-page style:name="Converted419" style:page-layout-name="Mpm1"/>
    <style:master-page style:name="Converted420" style:page-layout-name="Mpm1"/>
    <style:master-page style:name="Converted421" style:page-layout-name="Mpm1"/>
    <style:master-page style:name="Converted422" style:page-layout-name="Mpm1"/>
    <style:master-page style:name="Converted423" style:page-layout-name="Mpm1"/>
    <style:master-page style:name="Converted424" style:page-layout-name="Mpm1"/>
    <style:master-page style:name="Converted425" style:page-layout-name="Mpm1"/>
    <style:master-page style:name="Converted426" style:page-layout-name="Mpm1"/>
    <style:master-page style:name="Converted427" style:page-layout-name="Mpm1"/>
    <style:master-page style:name="Converted428" style:page-layout-name="Mpm1"/>
    <style:master-page style:name="Converted429" style:page-layout-name="Mpm1"/>
    <style:master-page style:name="Converted430" style:page-layout-name="Mpm1"/>
    <style:master-page style:name="Converted431" style:page-layout-name="Mpm1"/>
    <style:master-page style:name="Converted432" style:page-layout-name="Mpm1"/>
    <style:master-page style:name="Converted433" style:page-layout-name="Mpm1"/>
    <style:master-page style:name="Converted434" style:page-layout-name="Mpm1"/>
    <style:master-page style:name="Converted435" style:page-layout-name="Mpm1"/>
    <style:master-page style:name="Converted436" style:page-layout-name="Mpm1"/>
    <style:master-page style:name="Converted437" style:page-layout-name="Mpm1"/>
    <style:master-page style:name="Converted438" style:page-layout-name="Mpm1"/>
    <style:master-page style:name="Converted439" style:page-layout-name="Mpm1"/>
    <style:master-page style:name="Converted440" style:page-layout-name="Mpm1"/>
    <style:master-page style:name="Converted441" style:page-layout-name="Mpm1"/>
    <style:master-page style:name="Converted442" style:page-layout-name="Mpm1"/>
    <style:master-page style:name="Converted443" style:page-layout-name="Mpm1"/>
    <style:master-page style:name="Converted444" style:page-layout-name="Mpm1"/>
    <style:master-page style:name="Converted445" style:page-layout-name="Mpm1"/>
    <style:master-page style:name="Converted446" style:page-layout-name="Mpm1"/>
    <style:master-page style:name="Converted447" style:page-layout-name="Mpm1"/>
    <style:master-page style:name="Converted448" style:page-layout-name="Mpm1"/>
    <style:master-page style:name="Converted449" style:page-layout-name="Mpm1"/>
    <style:master-page style:name="Converted450" style:page-layout-name="Mpm1"/>
    <style:master-page style:name="Converted451" style:page-layout-name="Mpm1"/>
    <style:master-page style:name="Converted452" style:page-layout-name="Mpm1"/>
    <style:master-page style:name="Converted453" style:page-layout-name="Mpm1"/>
    <style:master-page style:name="Converted454" style:page-layout-name="Mpm1"/>
    <style:master-page style:name="Converted455" style:page-layout-name="Mpm1"/>
    <style:master-page style:name="Converted456" style:page-layout-name="Mpm1"/>
    <style:master-page style:name="Converted457" style:page-layout-name="Mpm1"/>
    <style:master-page style:name="Converted458" style:page-layout-name="Mpm1"/>
    <style:master-page style:name="Converted459" style:page-layout-name="Mpm1"/>
    <style:master-page style:name="Converted460" style:page-layout-name="Mpm1"/>
    <style:master-page style:name="Converted461" style:page-layout-name="Mpm1"/>
    <style:master-page style:name="Converted462" style:page-layout-name="Mpm1"/>
    <style:master-page style:name="Converted463" style:page-layout-name="Mpm1"/>
    <style:master-page style:name="Converted464" style:page-layout-name="Mpm1"/>
    <style:master-page style:name="Converted465" style:page-layout-name="Mpm1"/>
    <style:master-page style:name="Converted466" style:page-layout-name="Mpm1"/>
    <style:master-page style:name="Converted467" style:page-layout-name="Mpm1"/>
    <style:master-page style:name="Converted468" style:page-layout-name="Mpm1"/>
    <style:master-page style:name="Converted469" style:page-layout-name="Mpm1"/>
    <style:master-page style:name="Converted470" style:page-layout-name="Mpm1"/>
    <style:master-page style:name="Converted471" style:page-layout-name="Mpm1"/>
    <style:master-page style:name="Converted472" style:page-layout-name="Mpm1"/>
    <style:master-page style:name="Converted473" style:page-layout-name="Mpm1"/>
    <style:master-page style:name="Converted474" style:page-layout-name="Mpm1"/>
    <style:master-page style:name="Converted475" style:page-layout-name="Mpm1"/>
    <style:master-page style:name="Converted476" style:page-layout-name="Mpm1"/>
    <style:master-page style:name="Converted477" style:page-layout-name="Mpm1"/>
    <style:master-page style:name="Converted478" style:page-layout-name="Mpm2">
      <style:header>
        <text:p text:style-name="Header"/>
      </style:header>
      <style:footer>
        <text:p text:style-name="Footer"><draw:frame draw:style-name="Mfr1" draw:name="Frame1" text:anchor-type="paragraph" svg:y="0.0008in" draw:z-index="0"><draw:text-box fo:min-height="0in" fo:min-width="0.0161in"><text:p text:style-name="MP1"><text:span text:style-name="MT1">Page </text:span><text:span text:style-name="page_20_number"><text:page-number text:select-page="current">1</text:page-number></text:span><text:span text:style-name="MT1"><text:s/>of </text:span><text:span text:style-name="page_20_number"><text:page-count>12</text:page-count></text:span></text:p></draw:text-box></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IASGE-BroadSurvey</dc:title>
    <meta:initial-creator>Qualtrics</meta:initial-creator>
    <meta:editing-cycles>9</meta:editing-cycles>
    <meta:creation-date>2020-07-07T22:19:00</meta:creation-date>
    <dc:date>2020-07-07T19:26:18.888425151</dc:date>
    <meta:editing-duration>PT28M32S</meta:editing-duration>
    <meta:generator>LibreOffice/6.4.4.2$Linux_X86_64 LibreOffice_project/40$Build-2</meta:generator>
    <meta:document-statistic meta:table-count="0" meta:image-count="0" meta:object-count="0" meta:page-count="12" meta:paragraph-count="268" meta:word-count="2549" meta:character-count="15418" meta:non-whitespace-character-count="12985"/>
    <meta:user-defined meta:name="AppVersion">12.0000</meta:user-defined>
    <meta:user-defined meta:name="Company">Qualtri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